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2.25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25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2.702cm"/>
    </style:style>
    <style:style style:name="co7" style:family="table-column">
      <style:table-column-properties fo:break-before="auto" style:column-width="3.383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3.463cm"/>
    </style:style>
    <style:style style:name="co10" style:family="table-column">
      <style:table-column-properties fo:break-before="auto" style:column-width="2.5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2"/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ce2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ce2"/>
        <table:table-row table:style-name="ro1">
          <table:table-cell table:style-name="ce1" office:value-type="string" calcext:value-type="string" table:number-columns-spanned="6" table:number-rows-spanned="1">
            <text:p>1 Seconds Per Interpolator Test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style-name="ce1" office:value-type="string" calcext:value-type="string" table:number-columns-spanned="6" table:number-rows-spanned="1">
            <text:p>32 Seconds Per Interpolator Test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2" table:number-rows-spanned="1">
            <text:p>TEST #1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TEST #2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TEST #3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TEST #1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TEST #2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TEST #3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LinearInterpolate()</text:p>
          </table:table-cell>
          <table:table-cell office:value-type="float" office:value="31471778" calcext:value-type="float">
            <text:p>31,471,778 </text:p>
          </table:table-cell>
          <table:table-cell office:value-type="string" calcext:value-type="string">
            <text:p>LinearInterpolate()</text:p>
          </table:table-cell>
          <table:table-cell office:value-type="float" office:value="31842926" calcext:value-type="float">
            <text:p>31,842,926 </text:p>
          </table:table-cell>
          <table:table-cell office:value-type="string" calcext:value-type="string">
            <text:p>LinearInterpolate()</text:p>
          </table:table-cell>
          <table:table-cell office:value-type="float" office:value="31919683" calcext:value-type="float">
            <text:p>31,919,683 </text:p>
          </table:table-cell>
          <table:table-cell office:value-type="string" calcext:value-type="string">
            <text:p>LinearInterpolate()</text:p>
          </table:table-cell>
          <table:table-cell office:value-type="float" office:value="1043021450" calcext:value-type="float">
            <text:p>1,043,021,450 </text:p>
          </table:table-cell>
          <table:table-cell office:value-type="string" calcext:value-type="string">
            <text:p>LinearInterpolate()</text:p>
          </table:table-cell>
          <table:table-cell office:value-type="float" office:value="1021695350" calcext:value-type="float">
            <text:p>1,021,695,350 </text:p>
          </table:table-cell>
          <table:table-cell office:value-type="string" calcext:value-type="string">
            <text:p>LinearInterpolate()</text:p>
          </table:table-cell>
          <table:table-cell office:value-type="float" office:value="989134403" calcext:value-type="float">
            <text:p>989,134,403 </text:p>
          </table:table-cell>
        </table:table-row>
        <table:table-row table:style-name="ro1">
          <table:table-cell office:value-type="string" calcext:value-type="string">
            <text:p>watte_42z()</text:p>
          </table:table-cell>
          <table:table-cell office:value-type="float" office:value="29478875" calcext:value-type="float">
            <text:p>29,478,875 </text:p>
          </table:table-cell>
          <table:table-cell office:value-type="string" calcext:value-type="string">
            <text:p>parabolic_42x()</text:p>
          </table:table-cell>
          <table:table-cell office:value-type="float" office:value="29811869" calcext:value-type="float">
            <text:p>29,811,869 </text:p>
          </table:table-cell>
          <table:table-cell office:value-type="string" calcext:value-type="string">
            <text:p>parabolic_42x()</text:p>
          </table:table-cell>
          <table:table-cell office:value-type="float" office:value="30089389" calcext:value-type="float">
            <text:p>30,089,389 </text:p>
          </table:table-cell>
          <table:table-cell office:value-type="string" calcext:value-type="string">
            <text:p>hermite4()</text:p>
          </table:table-cell>
          <table:table-cell office:value-type="float" office:value="864143335" calcext:value-type="float">
            <text:p>864,143,335 </text:p>
          </table:table-cell>
          <table:table-cell office:value-type="string" calcext:value-type="string">
            <text:p>parabolic_42x()</text:p>
          </table:table-cell>
          <table:table-cell office:value-type="float" office:value="957526929" calcext:value-type="float">
            <text:p>957,526,929 </text:p>
          </table:table-cell>
          <table:table-cell office:value-type="string" calcext:value-type="string">
            <text:p>parabolic_42x()</text:p>
          </table:table-cell>
          <table:table-cell office:value-type="float" office:value="899144196" calcext:value-type="float">
            <text:p>899,144,196 </text:p>
          </table:table-cell>
        </table:table-row>
        <table:table-row table:style-name="ro1">
          <table:table-cell office:value-type="string" calcext:value-type="string">
            <text:p>parabolic_42x()</text:p>
          </table:table-cell>
          <table:table-cell office:value-type="float" office:value="29199613" calcext:value-type="float">
            <text:p>29,199,613 </text:p>
          </table:table-cell>
          <table:table-cell office:value-type="string" calcext:value-type="string">
            <text:p>watte_42z()</text:p>
          </table:table-cell>
          <table:table-cell office:value-type="float" office:value="29194049" calcext:value-type="float">
            <text:p>29,194,049 </text:p>
          </table:table-cell>
          <table:table-cell office:value-type="string" calcext:value-type="string">
            <text:p>watte_42z()</text:p>
          </table:table-cell>
          <table:table-cell office:value-type="float" office:value="29762598" calcext:value-type="float">
            <text:p>29,762,598 </text:p>
          </table:table-cell>
          <table:table-cell office:value-type="string" calcext:value-type="string">
            <text:p>CubicInterpolate()</text:p>
          </table:table-cell>
          <table:table-cell office:value-type="float" office:value="861368667" calcext:value-type="float">
            <text:p>861,368,667 </text:p>
          </table:table-cell>
          <table:table-cell office:value-type="string" calcext:value-type="string">
            <text:p>watte_42z()</text:p>
          </table:table-cell>
          <table:table-cell office:value-type="float" office:value="956163141" calcext:value-type="float">
            <text:p>956,163,141 </text:p>
          </table:table-cell>
          <table:table-cell office:value-type="string" calcext:value-type="string">
            <text:p>watte_42z()</text:p>
          </table:table-cell>
          <table:table-cell office:value-type="float" office:value="896504060" calcext:value-type="float">
            <text:p>896,504,060 </text:p>
          </table:table-cell>
        </table:table-row>
        <table:table-row table:style-name="ro1">
          <table:table-cell office:value-type="string" calcext:value-type="string">
            <text:p>parabolic_42z()</text:p>
          </table:table-cell>
          <table:table-cell office:value-type="float" office:value="28425657" calcext:value-type="float">
            <text:p>28,425,657 </text:p>
          </table:table-cell>
          <table:table-cell office:value-type="string" calcext:value-type="string">
            <text:p>parabolic_42z()</text:p>
          </table:table-cell>
          <table:table-cell office:value-type="float" office:value="28040113" calcext:value-type="float">
            <text:p>28,040,113 </text:p>
          </table:table-cell>
          <table:table-cell office:value-type="string" calcext:value-type="string">
            <text:p>parabolic_42z()</text:p>
          </table:table-cell>
          <table:table-cell office:value-type="float" office:value="28885238" calcext:value-type="float">
            <text:p>28,885,238 </text:p>
          </table:table-cell>
          <table:table-cell office:value-type="string" calcext:value-type="string">
            <text:p>hermite1()</text:p>
          </table:table-cell>
          <table:table-cell office:value-type="float" office:value="852650628" calcext:value-type="float">
            <text:p>852,650,628 </text:p>
          </table:table-cell>
          <table:table-cell office:value-type="string" calcext:value-type="string">
            <text:p>parabolic_42z()</text:p>
          </table:table-cell>
          <table:table-cell office:value-type="float" office:value="916389536" calcext:value-type="float">
            <text:p>916,389,536 </text:p>
          </table:table-cell>
          <table:table-cell office:value-type="string" calcext:value-type="string">
            <text:p>CubicInterpolate()</text:p>
          </table:table-cell>
          <table:table-cell office:value-type="float" office:value="855455318" calcext:value-type="float">
            <text:p>855,455,318 </text:p>
          </table:table-cell>
        </table:table-row>
        <table:table-row table:style-name="ro1">
          <table:table-cell office:value-type="string" calcext:value-type="string">
            <text:p>watte_42x()</text:p>
          </table:table-cell>
          <table:table-cell office:value-type="float" office:value="27968638" calcext:value-type="float">
            <text:p>27,968,638 </text:p>
          </table:table-cell>
          <table:table-cell office:value-type="string" calcext:value-type="string">
            <text:p>watte_42x()</text:p>
          </table:table-cell>
          <table:table-cell office:value-type="float" office:value="27867887" calcext:value-type="float">
            <text:p>27,867,887 </text:p>
          </table:table-cell>
          <table:table-cell office:value-type="string" calcext:value-type="string">
            <text:p>CubicInterpolate()</text:p>
          </table:table-cell>
          <table:table-cell office:value-type="float" office:value="27717450" calcext:value-type="float">
            <text:p>27,717,450 </text:p>
          </table:table-cell>
          <table:table-cell office:value-type="string" calcext:value-type="string">
            <text:p>watte_42z()</text:p>
          </table:table-cell>
          <table:table-cell office:value-type="float" office:value="849978125" calcext:value-type="float">
            <text:p>849,978,125 </text:p>
          </table:table-cell>
          <table:table-cell office:value-type="string" calcext:value-type="string">
            <text:p>watte_42x()</text:p>
          </table:table-cell>
          <table:table-cell office:value-type="float" office:value="907734575" calcext:value-type="float">
            <text:p>907,734,575 </text:p>
          </table:table-cell>
          <table:table-cell office:value-type="string" calcext:value-type="string">
            <text:p>parabolic_42z()</text:p>
          </table:table-cell>
          <table:table-cell office:value-type="float" office:value="855100179" calcext:value-type="float">
            <text:p>855,100,179 </text:p>
          </table:table-cell>
        </table:table-row>
        <table:table-row table:style-name="ro1">
          <table:table-cell office:value-type="string" calcext:value-type="string">
            <text:p>optimal4_42z()</text:p>
          </table:table-cell>
          <table:table-cell office:value-type="float" office:value="27745099" calcext:value-type="float">
            <text:p>27,745,099 </text:p>
          </table:table-cell>
          <table:table-cell office:value-type="string" calcext:value-type="string">
            <text:p>optimal2_23z()</text:p>
          </table:table-cell>
          <table:table-cell office:value-type="float" office:value="27531408" calcext:value-type="float">
            <text:p>27,531,408 </text:p>
          </table:table-cell>
          <table:table-cell office:value-type="string" calcext:value-type="string">
            <text:p>HermiteInterpolate()</text:p>
          </table:table-cell>
          <table:table-cell office:value-type="float" office:value="26747866" calcext:value-type="float">
            <text:p>26,747,866 </text:p>
          </table:table-cell>
          <table:table-cell office:value-type="string" calcext:value-type="string">
            <text:p>parabolic_42x()</text:p>
          </table:table-cell>
          <table:table-cell office:value-type="float" office:value="845329016" calcext:value-type="float">
            <text:p>845,329,016 </text:p>
          </table:table-cell>
          <table:table-cell office:value-type="string" calcext:value-type="string">
            <text:p>optimal8_23z()</text:p>
          </table:table-cell>
          <table:table-cell office:value-type="float" office:value="884529420" calcext:value-type="float">
            <text:p>884,529,420 </text:p>
          </table:table-cell>
          <table:table-cell office:value-type="string" calcext:value-type="string">
            <text:p>HermiteInterpolate()</text:p>
          </table:table-cell>
          <table:table-cell office:value-type="float" office:value="838902496" calcext:value-type="float">
            <text:p>838,902,496 </text:p>
          </table:table-cell>
        </table:table-row>
        <table:table-row table:style-name="ro1">
          <table:table-cell office:value-type="string" calcext:value-type="string">
            <text:p>optimal8_23z()</text:p>
          </table:table-cell>
          <table:table-cell office:value-type="float" office:value="27695737" calcext:value-type="float">
            <text:p>27,695,737 </text:p>
          </table:table-cell>
          <table:table-cell office:value-type="string" calcext:value-type="string">
            <text:p>optimal4_42z()</text:p>
          </table:table-cell>
          <table:table-cell office:value-type="float" office:value="27513545" calcext:value-type="float">
            <text:p>27,513,545 </text:p>
          </table:table-cell>
          <table:table-cell office:value-type="string" calcext:value-type="string">
            <text:p>optimal2_23z()</text:p>
          </table:table-cell>
          <table:table-cell office:value-type="float" office:value="26727552" calcext:value-type="float">
            <text:p>26,727,552 </text:p>
          </table:table-cell>
          <table:table-cell office:value-type="string" calcext:value-type="string">
            <text:p>parabolic_42z()</text:p>
          </table:table-cell>
          <table:table-cell office:value-type="float" office:value="843051682" calcext:value-type="float">
            <text:p>843,051,682 </text:p>
          </table:table-cell>
          <table:table-cell office:value-type="string" calcext:value-type="string">
            <text:p>optimal2_23z()</text:p>
          </table:table-cell>
          <table:table-cell office:value-type="float" office:value="883070181" calcext:value-type="float">
            <text:p>883,070,181 </text:p>
          </table:table-cell>
          <table:table-cell office:value-type="string" calcext:value-type="string">
            <text:p>hermite4()</text:p>
          </table:table-cell>
          <table:table-cell office:value-type="float" office:value="836764957" calcext:value-type="float">
            <text:p>836,764,957 </text:p>
          </table:table-cell>
        </table:table-row>
        <table:table-row table:style-name="ro1">
          <table:table-cell office:value-type="string" calcext:value-type="string">
            <text:p>optimal2_23z()</text:p>
          </table:table-cell>
          <table:table-cell office:value-type="float" office:value="27654931" calcext:value-type="float">
            <text:p>27,654,931 </text:p>
          </table:table-cell>
          <table:table-cell office:value-type="string" calcext:value-type="string">
            <text:p>CubicInterpolate()</text:p>
          </table:table-cell>
          <table:table-cell office:value-type="float" office:value="27374858" calcext:value-type="float">
            <text:p>27,374,858 </text:p>
          </table:table-cell>
          <table:table-cell office:value-type="string" calcext:value-type="string">
            <text:p>hermite1()</text:p>
          </table:table-cell>
          <table:table-cell office:value-type="float" office:value="26380119" calcext:value-type="float">
            <text:p>26,380,119 </text:p>
          </table:table-cell>
          <table:table-cell office:value-type="string" calcext:value-type="string">
            <text:p>optimal32_42z()</text:p>
          </table:table-cell>
          <table:table-cell office:value-type="float" office:value="842327674" calcext:value-type="float">
            <text:p>842,327,674 </text:p>
          </table:table-cell>
          <table:table-cell office:value-type="string" calcext:value-type="string">
            <text:p>optimal4_23z()</text:p>
          </table:table-cell>
          <table:table-cell office:value-type="float" office:value="881781089" calcext:value-type="float">
            <text:p>881,781,089 </text:p>
          </table:table-cell>
          <table:table-cell office:value-type="string" calcext:value-type="string">
            <text:p>watte_42x()</text:p>
          </table:table-cell>
          <table:table-cell office:value-type="float" office:value="835897037" calcext:value-type="float">
            <text:p>835,897,037 </text:p>
          </table:table-cell>
        </table:table-row>
        <table:table-row table:style-name="ro1">
          <table:table-cell office:value-type="string" calcext:value-type="string">
            <text:p>optimal32_42z()</text:p>
          </table:table-cell>
          <table:table-cell office:value-type="float" office:value="27576128" calcext:value-type="float">
            <text:p>27,576,128 </text:p>
          </table:table-cell>
          <table:table-cell office:value-type="string" calcext:value-type="string">
            <text:p>optimal16_42z()</text:p>
          </table:table-cell>
          <table:table-cell office:value-type="float" office:value="26948526" calcext:value-type="float">
            <text:p>26,948,526 </text:p>
          </table:table-cell>
          <table:table-cell office:value-type="string" calcext:value-type="string">
            <text:p>hermite4()</text:p>
          </table:table-cell>
          <table:table-cell office:value-type="float" office:value="26183574" calcext:value-type="float">
            <text:p>26,183,574 </text:p>
          </table:table-cell>
          <table:table-cell office:value-type="string" calcext:value-type="string">
            <text:p>optimal16_42z()</text:p>
          </table:table-cell>
          <table:table-cell office:value-type="float" office:value="842173284" calcext:value-type="float">
            <text:p>842,173,284 </text:p>
          </table:table-cell>
          <table:table-cell office:value-type="string" calcext:value-type="string">
            <text:p>optimal_32z()</text:p>
          </table:table-cell>
          <table:table-cell office:value-type="float" office:value="877786376" calcext:value-type="float">
            <text:p>877,786,376 </text:p>
          </table:table-cell>
          <table:table-cell office:value-type="string" calcext:value-type="string">
            <text:p>hermite1()</text:p>
          </table:table-cell>
          <table:table-cell office:value-type="float" office:value="835782193" calcext:value-type="float">
            <text:p>835,782,193 </text:p>
          </table:table-cell>
        </table:table-row>
        <table:table-row table:style-name="ro1">
          <table:table-cell office:value-type="string" calcext:value-type="string">
            <text:p>optimal4_23z()</text:p>
          </table:table-cell>
          <table:table-cell office:value-type="float" office:value="27556275" calcext:value-type="float">
            <text:p>27,556,275 </text:p>
          </table:table-cell>
          <table:table-cell office:value-type="string" calcext:value-type="string">
            <text:p>optimal32_42z()</text:p>
          </table:table-cell>
          <table:table-cell office:value-type="float" office:value="26783600" calcext:value-type="float">
            <text:p>26,783,600 </text:p>
          </table:table-cell>
          <table:table-cell office:value-type="string" calcext:value-type="string">
            <text:p>watte_42x()</text:p>
          </table:table-cell>
          <table:table-cell office:value-type="float" office:value="26126829" calcext:value-type="float">
            <text:p>26,126,829 </text:p>
          </table:table-cell>
          <table:table-cell office:value-type="string" calcext:value-type="string">
            <text:p>lagrange_43x()</text:p>
          </table:table-cell>
          <table:table-cell office:value-type="float" office:value="824777726" calcext:value-type="float">
            <text:p>824,777,726 </text:p>
          </table:table-cell>
          <table:table-cell office:value-type="string" calcext:value-type="string">
            <text:p>CubicInterpolate()</text:p>
          </table:table-cell>
          <table:table-cell office:value-type="float" office:value="877377556" calcext:value-type="float">
            <text:p>877,377,556 </text:p>
          </table:table-cell>
          <table:table-cell office:value-type="string" calcext:value-type="string">
            <text:p>hermite2()</text:p>
          </table:table-cell>
          <table:table-cell office:value-type="float" office:value="826685305" calcext:value-type="float">
            <text:p>826,685,305 </text:p>
          </table:table-cell>
        </table:table-row>
        <table:table-row table:style-name="ro1">
          <table:table-cell office:value-type="string" calcext:value-type="string">
            <text:p>optimal_32z()</text:p>
          </table:table-cell>
          <table:table-cell office:value-type="float" office:value="27495747" calcext:value-type="float">
            <text:p>27,495,747 </text:p>
          </table:table-cell>
          <table:table-cell office:value-type="string" calcext:value-type="string">
            <text:p>HermiteInterpolate()</text:p>
          </table:table-cell>
          <table:table-cell office:value-type="float" office:value="26748085" calcext:value-type="float">
            <text:p>26,748,085 </text:p>
          </table:table-cell>
          <table:table-cell office:value-type="string" calcext:value-type="string">
            <text:p>osculating_45z()</text:p>
          </table:table-cell>
          <table:table-cell office:value-type="float" office:value="26073220" calcext:value-type="float">
            <text:p>26,073,220 </text:p>
          </table:table-cell>
          <table:table-cell office:value-type="string" calcext:value-type="string">
            <text:p>optimal8_42z()</text:p>
          </table:table-cell>
          <table:table-cell office:value-type="float" office:value="818573293" calcext:value-type="float">
            <text:p>818,573,293 </text:p>
          </table:table-cell>
          <table:table-cell office:value-type="string" calcext:value-type="string">
            <text:p>optimal16_42z()</text:p>
          </table:table-cell>
          <table:table-cell office:value-type="float" office:value="869483766" calcext:value-type="float">
            <text:p>869,483,766 </text:p>
          </table:table-cell>
          <table:table-cell office:value-type="string" calcext:value-type="string">
            <text:p>optimal4_42z()</text:p>
          </table:table-cell>
          <table:table-cell office:value-type="float" office:value="823929632" calcext:value-type="float">
            <text:p>823,929,632 </text:p>
          </table:table-cell>
        </table:table-row>
        <table:table-row table:style-name="ro1">
          <table:table-cell office:value-type="string" calcext:value-type="string">
            <text:p>optimal16_42z()</text:p>
          </table:table-cell>
          <table:table-cell office:value-type="float" office:value="27278385" calcext:value-type="float">
            <text:p>27,278,385 </text:p>
          </table:table-cell>
          <table:table-cell office:value-type="string" calcext:value-type="string">
            <text:p>optimal8_23z()</text:p>
          </table:table-cell>
          <table:table-cell office:value-type="float" office:value="26705922" calcext:value-type="float">
            <text:p>26,705,922 </text:p>
          </table:table-cell>
          <table:table-cell office:value-type="string" calcext:value-type="string">
            <text:p>lagrange_43x()</text:p>
          </table:table-cell>
          <table:table-cell office:value-type="float" office:value="26039709" calcext:value-type="float">
            <text:p>26,039,709 </text:p>
          </table:table-cell>
          <table:table-cell office:value-type="string" calcext:value-type="string">
            <text:p>optimal4_43z()</text:p>
          </table:table-cell>
          <table:table-cell office:value-type="float" office:value="817554978" calcext:value-type="float">
            <text:p>817,554,978 </text:p>
          </table:table-cell>
          <table:table-cell office:value-type="string" calcext:value-type="string">
            <text:p>hermite1()</text:p>
          </table:table-cell>
          <table:table-cell office:value-type="float" office:value="866947864" calcext:value-type="float">
            <text:p>866,947,864 </text:p>
          </table:table-cell>
          <table:table-cell office:value-type="string" calcext:value-type="string">
            <text:p>optimal2_23z()</text:p>
          </table:table-cell>
          <table:table-cell office:value-type="float" office:value="823670816" calcext:value-type="float">
            <text:p>823,670,816 </text:p>
          </table:table-cell>
        </table:table-row>
        <table:table-row table:style-name="ro1">
          <table:table-cell office:value-type="string" calcext:value-type="string">
            <text:p>CubicInterpolate()</text:p>
          </table:table-cell>
          <table:table-cell office:value-type="float" office:value="27222684" calcext:value-type="float">
            <text:p>27,222,684 </text:p>
          </table:table-cell>
          <table:table-cell office:value-type="string" calcext:value-type="string">
            <text:p>optimal4_23z()</text:p>
          </table:table-cell>
          <table:table-cell office:value-type="float" office:value="26637725" calcext:value-type="float">
            <text:p>26,637,725 </text:p>
          </table:table-cell>
          <table:table-cell office:value-type="string" calcext:value-type="string">
            <text:p>hermite2()</text:p>
          </table:table-cell>
          <table:table-cell office:value-type="float" office:value="25973808" calcext:value-type="float">
            <text:p>25,973,808 </text:p>
          </table:table-cell>
          <table:table-cell office:value-type="string" calcext:value-type="string">
            <text:p>CatmullInterpolate()</text:p>
          </table:table-cell>
          <table:table-cell office:value-type="float" office:value="817184839" calcext:value-type="float">
            <text:p>817,184,839 </text:p>
          </table:table-cell>
          <table:table-cell office:value-type="string" calcext:value-type="string">
            <text:p>optimal4_42z()</text:p>
          </table:table-cell>
          <table:table-cell office:value-type="float" office:value="866369460" calcext:value-type="float">
            <text:p>866,369,460 </text:p>
          </table:table-cell>
          <table:table-cell office:value-type="string" calcext:value-type="string">
            <text:p>hermite3()</text:p>
          </table:table-cell>
          <table:table-cell office:value-type="float" office:value="822850533" calcext:value-type="float">
            <text:p>822,850,533 </text:p>
          </table:table-cell>
        </table:table-row>
        <table:table-row table:style-name="ro1">
          <table:table-cell office:value-type="string" calcext:value-type="string">
            <text:p>hermite1()</text:p>
          </table:table-cell>
          <table:table-cell office:value-type="float" office:value="27156559" calcext:value-type="float">
            <text:p>27,156,559 </text:p>
          </table:table-cell>
          <table:table-cell office:value-type="string" calcext:value-type="string">
            <text:p>hermite4()</text:p>
          </table:table-cell>
          <table:table-cell office:value-type="float" office:value="26455152" calcext:value-type="float">
            <text:p>26,455,152 </text:p>
          </table:table-cell>
          <table:table-cell office:value-type="string" calcext:value-type="string">
            <text:p>CatmullInterpolate()</text:p>
          </table:table-cell>
          <table:table-cell office:value-type="float" office:value="25948399" calcext:value-type="float">
            <text:p>25,948,399 </text:p>
          </table:table-cell>
          <table:table-cell office:value-type="string" calcext:value-type="string">
            <text:p>optimal2_42z()</text:p>
          </table:table-cell>
          <table:table-cell office:value-type="float" office:value="817017749" calcext:value-type="float">
            <text:p>817,017,749 </text:p>
          </table:table-cell>
          <table:table-cell office:value-type="string" calcext:value-type="string">
            <text:p>optimal32_42z()</text:p>
          </table:table-cell>
          <table:table-cell office:value-type="float" office:value="864703783" calcext:value-type="float">
            <text:p>864,703,783 </text:p>
          </table:table-cell>
          <table:table-cell office:value-type="string" calcext:value-type="string">
            <text:p>optimal_32z()</text:p>
          </table:table-cell>
          <table:table-cell office:value-type="float" office:value="821521559" calcext:value-type="float">
            <text:p>821,521,559 </text:p>
          </table:table-cell>
        </table:table-row>
        <table:table-row table:style-name="ro1">
          <table:table-cell office:value-type="string" calcext:value-type="string">
            <text:p>optimal8_42z()</text:p>
          </table:table-cell>
          <table:table-cell office:value-type="float" office:value="26903194" calcext:value-type="float">
            <text:p>26,903,194 </text:p>
          </table:table-cell>
          <table:table-cell office:value-type="string" calcext:value-type="string">
            <text:p>optimal32_43z()</text:p>
          </table:table-cell>
          <table:table-cell office:value-type="float" office:value="26428601" calcext:value-type="float">
            <text:p>26,428,601 </text:p>
          </table:table-cell>
          <table:table-cell office:value-type="string" calcext:value-type="string">
            <text:p>hermite3()</text:p>
          </table:table-cell>
          <table:table-cell office:value-type="float" office:value="25878926" calcext:value-type="float">
            <text:p>25,878,926 </text:p>
          </table:table-cell>
          <table:table-cell office:value-type="string" calcext:value-type="string">
            <text:p>hermite3()</text:p>
          </table:table-cell>
          <table:table-cell office:value-type="float" office:value="815787715" calcext:value-type="float">
            <text:p>815,787,715 </text:p>
          </table:table-cell>
          <table:table-cell office:value-type="string" calcext:value-type="string">
            <text:p>hermite2()</text:p>
          </table:table-cell>
          <table:table-cell office:value-type="float" office:value="856291056" calcext:value-type="float">
            <text:p>856,291,056 </text:p>
          </table:table-cell>
          <table:table-cell office:value-type="string" calcext:value-type="string">
            <text:p>optimal16_42z()</text:p>
          </table:table-cell>
          <table:table-cell office:value-type="float" office:value="820289332" calcext:value-type="float">
            <text:p>820,289,332 </text:p>
          </table:table-cell>
        </table:table-row>
        <table:table-row table:style-name="ro1">
          <table:table-cell office:value-type="string" calcext:value-type="string">
            <text:p>optimal16_23z()</text:p>
          </table:table-cell>
          <table:table-cell office:value-type="float" office:value="26749698" calcext:value-type="float">
            <text:p>26,749,698 </text:p>
          </table:table-cell>
          <table:table-cell office:value-type="string" calcext:value-type="string">
            <text:p>hermite1()</text:p>
          </table:table-cell>
          <table:table-cell office:value-type="float" office:value="26358745" calcext:value-type="float">
            <text:p>26,358,745 </text:p>
          </table:table-cell>
          <table:table-cell office:value-type="string" calcext:value-type="string">
            <text:p>lagrange_43z()</text:p>
          </table:table-cell>
          <table:table-cell office:value-type="float" office:value="25822347" calcext:value-type="float">
            <text:p>25,822,347 </text:p>
          </table:table-cell>
          <table:table-cell office:value-type="string" calcext:value-type="string">
            <text:p>optimal8_43z()</text:p>
          </table:table-cell>
          <table:table-cell office:value-type="float" office:value="814932498" calcext:value-type="float">
            <text:p>814,932,498 </text:p>
          </table:table-cell>
          <table:table-cell office:value-type="string" calcext:value-type="string">
            <text:p>hermite4()</text:p>
          </table:table-cell>
          <table:table-cell office:value-type="float" office:value="855632261" calcext:value-type="float">
            <text:p>855,632,261 </text:p>
          </table:table-cell>
          <table:table-cell office:value-type="string" calcext:value-type="string">
            <text:p>optimal32_42z()</text:p>
          </table:table-cell>
          <table:table-cell office:value-type="float" office:value="818863771" calcext:value-type="float">
            <text:p>818,863,771 </text:p>
          </table:table-cell>
        </table:table-row>
        <table:table-row table:style-name="ro1">
          <table:table-cell office:value-type="string" calcext:value-type="string">
            <text:p>HermiteInterpolate()</text:p>
          </table:table-cell>
          <table:table-cell office:value-type="float" office:value="26690696" calcext:value-type="float">
            <text:p>26,690,696 </text:p>
          </table:table-cell>
          <table:table-cell office:value-type="string" calcext:value-type="string">
            <text:p>optimal_32z()</text:p>
          </table:table-cell>
          <table:table-cell office:value-type="float" office:value="26212976" calcext:value-type="float">
            <text:p>26,212,976 </text:p>
          </table:table-cell>
          <table:table-cell office:value-type="string" calcext:value-type="string">
            <text:p>bspline_43x()</text:p>
          </table:table-cell>
          <table:table-cell office:value-type="float" office:value="25808535" calcext:value-type="float">
            <text:p>25,808,535 </text:p>
          </table:table-cell>
          <table:table-cell office:value-type="string" calcext:value-type="string">
            <text:p>optimal_32z()</text:p>
          </table:table-cell>
          <table:table-cell office:value-type="float" office:value="814597788" calcext:value-type="float">
            <text:p>814,597,788 </text:p>
          </table:table-cell>
          <table:table-cell office:value-type="string" calcext:value-type="string">
            <text:p>optimal16_23z()</text:p>
          </table:table-cell>
          <table:table-cell office:value-type="float" office:value="855078541" calcext:value-type="float">
            <text:p>855,078,541 </text:p>
          </table:table-cell>
          <table:table-cell office:value-type="string" calcext:value-type="string">
            <text:p>optimal8_23z()</text:p>
          </table:table-cell>
          <table:table-cell office:value-type="float" office:value="816995480" calcext:value-type="float">
            <text:p>816,995,480 </text:p>
          </table:table-cell>
        </table:table-row>
        <table:table-row table:style-name="ro1">
          <table:table-cell office:value-type="string" calcext:value-type="string">
            <text:p>optimal2_42z()</text:p>
          </table:table-cell>
          <table:table-cell office:value-type="float" office:value="26625603" calcext:value-type="float">
            <text:p>26,625,603 </text:p>
          </table:table-cell>
          <table:table-cell office:value-type="string" calcext:value-type="string">
            <text:p>optimal16_43z()</text:p>
          </table:table-cell>
          <table:table-cell office:value-type="float" office:value="26167047" calcext:value-type="float">
            <text:p>26,167,047 </text:p>
          </table:table-cell>
          <table:table-cell office:value-type="string" calcext:value-type="string">
            <text:p>bspline_43z()</text:p>
          </table:table-cell>
          <table:table-cell office:value-type="float" office:value="25665034" calcext:value-type="float">
            <text:p>25,665,034 </text:p>
          </table:table-cell>
          <table:table-cell office:value-type="string" calcext:value-type="string">
            <text:p>optimal2_43z()</text:p>
          </table:table-cell>
          <table:table-cell office:value-type="float" office:value="814205750" calcext:value-type="float">
            <text:p>814,205,750 </text:p>
          </table:table-cell>
          <table:table-cell office:value-type="string" calcext:value-type="string">
            <text:p>HermiteInterpolate()</text:p>
          </table:table-cell>
          <table:table-cell office:value-type="float" office:value="855045985" calcext:value-type="float">
            <text:p>855,045,985 </text:p>
          </table:table-cell>
          <table:table-cell office:value-type="string" calcext:value-type="string">
            <text:p>optimal4_23z()</text:p>
          </table:table-cell>
          <table:table-cell office:value-type="float" office:value="814159995" calcext:value-type="float">
            <text:p>814,159,995 </text:p>
          </table:table-cell>
        </table:table-row>
        <table:table-row table:style-name="ro1">
          <table:table-cell office:value-type="string" calcext:value-type="string">
            <text:p>hermite2()</text:p>
          </table:table-cell>
          <table:table-cell office:value-type="float" office:value="26446968" calcext:value-type="float">
            <text:p>26,446,968 </text:p>
          </table:table-cell>
          <table:table-cell office:value-type="string" calcext:value-type="string">
            <text:p>optimal2_42z()</text:p>
          </table:table-cell>
          <table:table-cell office:value-type="float" office:value="26055762" calcext:value-type="float">
            <text:p>26,055,762 </text:p>
          </table:table-cell>
          <table:table-cell office:value-type="string" calcext:value-type="string">
            <text:p>optimal4_23z()</text:p>
          </table:table-cell>
          <table:table-cell office:value-type="float" office:value="25513175" calcext:value-type="float">
            <text:p>25,513,175 </text:p>
          </table:table-cell>
          <table:table-cell office:value-type="string" calcext:value-type="string">
            <text:p>optimal16_43z()</text:p>
          </table:table-cell>
          <table:table-cell office:value-type="float" office:value="813596244" calcext:value-type="float">
            <text:p>813,596,244 </text:p>
          </table:table-cell>
          <table:table-cell office:value-type="string" calcext:value-type="string">
            <text:p>optimal4_43z()</text:p>
          </table:table-cell>
          <table:table-cell office:value-type="float" office:value="850875227" calcext:value-type="float">
            <text:p>850,875,227 </text:p>
          </table:table-cell>
          <table:table-cell office:value-type="string" calcext:value-type="string">
            <text:p>optimal32_43z()</text:p>
          </table:table-cell>
          <table:table-cell office:value-type="float" office:value="810008297" calcext:value-type="float">
            <text:p>810,008,297 </text:p>
          </table:table-cell>
        </table:table-row>
        <table:table-row table:style-name="ro1">
          <table:table-cell office:value-type="string" calcext:value-type="string">
            <text:p>hermite3()</text:p>
          </table:table-cell>
          <table:table-cell office:value-type="float" office:value="25696669" calcext:value-type="float">
            <text:p>25,696,669 </text:p>
          </table:table-cell>
          <table:table-cell office:value-type="string" calcext:value-type="string">
            <text:p>optimal2_43z()</text:p>
          </table:table-cell>
          <table:table-cell office:value-type="float" office:value="26044180" calcext:value-type="float">
            <text:p>26,044,180 </text:p>
          </table:table-cell>
          <table:table-cell office:value-type="string" calcext:value-type="string">
            <text:p>hermite_43z()</text:p>
          </table:table-cell>
          <table:table-cell office:value-type="float" office:value="25452863" calcext:value-type="float">
            <text:p>25,452,863 </text:p>
          </table:table-cell>
          <table:table-cell office:value-type="string" calcext:value-type="string">
            <text:p>optimal32_43z()</text:p>
          </table:table-cell>
          <table:table-cell office:value-type="float" office:value="813219182" calcext:value-type="float">
            <text:p>813,219,182 </text:p>
          </table:table-cell>
          <table:table-cell office:value-type="string" calcext:value-type="string">
            <text:p>optimal2_42z()</text:p>
          </table:table-cell>
          <table:table-cell office:value-type="float" office:value="848731910" calcext:value-type="float">
            <text:p>848,731,910 </text:p>
          </table:table-cell>
          <table:table-cell office:value-type="string" calcext:value-type="string">
            <text:p>hermite_43z()</text:p>
          </table:table-cell>
          <table:table-cell office:value-type="float" office:value="805818899" calcext:value-type="float">
            <text:p>805,818,899 </text:p>
          </table:table-cell>
        </table:table-row>
        <table:table-row table:style-name="ro1">
          <table:table-cell office:value-type="string" calcext:value-type="string">
            <text:p>CatmullInterpolate()</text:p>
          </table:table-cell>
          <table:table-cell office:value-type="float" office:value="25574883" calcext:value-type="float">
            <text:p>25,574,883 </text:p>
          </table:table-cell>
          <table:table-cell office:value-type="string" calcext:value-type="string">
            <text:p>CatmullInterpolate()</text:p>
          </table:table-cell>
          <table:table-cell office:value-type="float" office:value="25857892" calcext:value-type="float">
            <text:p>25,857,892 </text:p>
          </table:table-cell>
          <table:table-cell office:value-type="string" calcext:value-type="string">
            <text:p>hermite_43x()</text:p>
          </table:table-cell>
          <table:table-cell office:value-type="float" office:value="25451399" calcext:value-type="float">
            <text:p>25,451,399 </text:p>
          </table:table-cell>
          <table:table-cell office:value-type="string" calcext:value-type="string">
            <text:p>watte_42x()</text:p>
          </table:table-cell>
          <table:table-cell office:value-type="float" office:value="808266048" calcext:value-type="float">
            <text:p>808,266,048 </text:p>
          </table:table-cell>
          <table:table-cell office:value-type="string" calcext:value-type="string">
            <text:p>optimal32_43z()</text:p>
          </table:table-cell>
          <table:table-cell office:value-type="float" office:value="846635565" calcext:value-type="float">
            <text:p>846,635,565 </text:p>
          </table:table-cell>
          <table:table-cell office:value-type="string" calcext:value-type="string">
            <text:p>optimal2_42z()</text:p>
          </table:table-cell>
          <table:table-cell office:value-type="float" office:value="801020395" calcext:value-type="float">
            <text:p>801,020,395 </text:p>
          </table:table-cell>
        </table:table-row>
        <table:table-row table:style-name="ro1">
          <table:table-cell office:value-type="string" calcext:value-type="string">
            <text:p>hermite_43x()</text:p>
          </table:table-cell>
          <table:table-cell office:value-type="float" office:value="25570019" calcext:value-type="float">
            <text:p>25,570,019 </text:p>
          </table:table-cell>
          <table:table-cell office:value-type="string" calcext:value-type="string">
            <text:p>hermite2()</text:p>
          </table:table-cell>
          <table:table-cell office:value-type="float" office:value="25856884" calcext:value-type="float">
            <text:p>25,856,884 </text:p>
          </table:table-cell>
          <table:table-cell office:value-type="string" calcext:value-type="string">
            <text:p>optimal32_44z()</text:p>
          </table:table-cell>
          <table:table-cell office:value-type="float" office:value="25289136" calcext:value-type="float">
            <text:p>25,289,136 </text:p>
          </table:table-cell>
          <table:table-cell office:value-type="string" calcext:value-type="string">
            <text:p>optimal2_44z()</text:p>
          </table:table-cell>
          <table:table-cell office:value-type="float" office:value="808242622" calcext:value-type="float">
            <text:p>808,242,622 </text:p>
          </table:table-cell>
          <table:table-cell office:value-type="string" calcext:value-type="string">
            <text:p>optimal16_43z()</text:p>
          </table:table-cell>
          <table:table-cell office:value-type="float" office:value="843915497" calcext:value-type="float">
            <text:p>843,915,497 </text:p>
          </table:table-cell>
          <table:table-cell office:value-type="string" calcext:value-type="string">
            <text:p>CatmullInterpolate()</text:p>
          </table:table-cell>
          <table:table-cell office:value-type="float" office:value="800189417" calcext:value-type="float">
            <text:p>800,189,417 </text:p>
          </table:table-cell>
        </table:table-row>
        <table:table-row table:style-name="ro1">
          <table:table-cell office:value-type="string" calcext:value-type="string">
            <text:p>optimal32_43z()</text:p>
          </table:table-cell>
          <table:table-cell office:value-type="float" office:value="25549688" calcext:value-type="float">
            <text:p>25,549,688 </text:p>
          </table:table-cell>
          <table:table-cell office:value-type="string" calcext:value-type="string">
            <text:p>lagrange_43z()</text:p>
          </table:table-cell>
          <table:table-cell office:value-type="float" office:value="25792590" calcext:value-type="float">
            <text:p>25,792,590 </text:p>
          </table:table-cell>
          <table:table-cell office:value-type="string" calcext:value-type="string">
            <text:p>optimal8_23z()</text:p>
          </table:table-cell>
          <table:table-cell office:value-type="float" office:value="25212186" calcext:value-type="float">
            <text:p>25,212,186 </text:p>
          </table:table-cell>
          <table:table-cell office:value-type="string" calcext:value-type="string">
            <text:p>HermiteInterpolate()</text:p>
          </table:table-cell>
          <table:table-cell office:value-type="float" office:value="803204436" calcext:value-type="float">
            <text:p>803,204,436 </text:p>
          </table:table-cell>
          <table:table-cell office:value-type="string" calcext:value-type="string">
            <text:p>optimal8_42z()</text:p>
          </table:table-cell>
          <table:table-cell office:value-type="float" office:value="842438345" calcext:value-type="float">
            <text:p>842,438,345 </text:p>
          </table:table-cell>
          <table:table-cell office:value-type="string" calcext:value-type="string">
            <text:p>optimal8_42z()</text:p>
          </table:table-cell>
          <table:table-cell office:value-type="float" office:value="798947380" calcext:value-type="float">
            <text:p>798,947,380 </text:p>
          </table:table-cell>
        </table:table-row>
        <table:table-row table:style-name="ro1">
          <table:table-cell office:value-type="string" calcext:value-type="string">
            <text:p>osculating_45z()</text:p>
          </table:table-cell>
          <table:table-cell office:value-type="float" office:value="25523079" calcext:value-type="float">
            <text:p>25,523,079 </text:p>
          </table:table-cell>
          <table:table-cell office:value-type="string" calcext:value-type="string">
            <text:p>optimal4_43z()</text:p>
          </table:table-cell>
          <table:table-cell office:value-type="float" office:value="25709323" calcext:value-type="float">
            <text:p>25,709,323 </text:p>
          </table:table-cell>
          <table:table-cell office:value-type="string" calcext:value-type="string">
            <text:p>optimal16_42z()</text:p>
          </table:table-cell>
          <table:table-cell office:value-type="float" office:value="25116080" calcext:value-type="float">
            <text:p>25,116,080 </text:p>
          </table:table-cell>
          <table:table-cell office:value-type="string" calcext:value-type="string">
            <text:p>lagrange_43z()</text:p>
          </table:table-cell>
          <table:table-cell office:value-type="float" office:value="794197574" calcext:value-type="float">
            <text:p>794,197,574 </text:p>
          </table:table-cell>
          <table:table-cell office:value-type="string" calcext:value-type="string">
            <text:p>optimal2_43z()</text:p>
          </table:table-cell>
          <table:table-cell office:value-type="float" office:value="838961688" calcext:value-type="float">
            <text:p>838,961,688 </text:p>
          </table:table-cell>
          <table:table-cell office:value-type="string" calcext:value-type="string">
            <text:p>lagrange_43x()</text:p>
          </table:table-cell>
          <table:table-cell office:value-type="float" office:value="796156389" calcext:value-type="float">
            <text:p>796,156,389 </text:p>
          </table:table-cell>
        </table:table-row>
        <table:table-row table:style-name="ro1">
          <table:table-cell office:value-type="string" calcext:value-type="string">
            <text:p>bspline_43z()</text:p>
          </table:table-cell>
          <table:table-cell office:value-type="float" office:value="25368509" calcext:value-type="float">
            <text:p>25,368,509 </text:p>
          </table:table-cell>
          <table:table-cell office:value-type="string" calcext:value-type="string">
            <text:p>lagrange_43x()</text:p>
          </table:table-cell>
          <table:table-cell office:value-type="float" office:value="25606818" calcext:value-type="float">
            <text:p>25,606,818 </text:p>
          </table:table-cell>
          <table:table-cell office:value-type="string" calcext:value-type="string">
            <text:p>optimal16_43z()</text:p>
          </table:table-cell>
          <table:table-cell office:value-type="float" office:value="24616521" calcext:value-type="float">
            <text:p>24,616,521 </text:p>
          </table:table-cell>
          <table:table-cell office:value-type="string" calcext:value-type="string">
            <text:p>optimal16_23z()</text:p>
          </table:table-cell>
          <table:table-cell office:value-type="float" office:value="793989204" calcext:value-type="float">
            <text:p>793,989,204 </text:p>
          </table:table-cell>
          <table:table-cell office:value-type="string" calcext:value-type="string">
            <text:p>osculating_45z()</text:p>
          </table:table-cell>
          <table:table-cell office:value-type="float" office:value="836849668" calcext:value-type="float">
            <text:p>836,849,668 </text:p>
          </table:table-cell>
          <table:table-cell office:value-type="string" calcext:value-type="string">
            <text:p>optimal16_23z()</text:p>
          </table:table-cell>
          <table:table-cell office:value-type="float" office:value="793873159" calcext:value-type="float">
            <text:p>793,873,159 </text:p>
          </table:table-cell>
        </table:table-row>
        <table:table-row table:style-name="ro1">
          <table:table-cell office:value-type="string" calcext:value-type="string">
            <text:p>optimal16_43z()</text:p>
          </table:table-cell>
          <table:table-cell office:value-type="float" office:value="25221920" calcext:value-type="float">
            <text:p>25,221,920 </text:p>
          </table:table-cell>
          <table:table-cell office:value-type="string" calcext:value-type="string">
            <text:p>osculating_45z()</text:p>
          </table:table-cell>
          <table:table-cell office:value-type="float" office:value="25575486" calcext:value-type="float">
            <text:p>25,575,486 </text:p>
          </table:table-cell>
          <table:table-cell office:value-type="string" calcext:value-type="string">
            <text:p>optimal32_43z()</text:p>
          </table:table-cell>
          <table:table-cell office:value-type="float" office:value="24572760" calcext:value-type="float">
            <text:p>24,572,760 </text:p>
          </table:table-cell>
          <table:table-cell office:value-type="string" calcext:value-type="string">
            <text:p>hermite2()</text:p>
          </table:table-cell>
          <table:table-cell office:value-type="float" office:value="793803450" calcext:value-type="float">
            <text:p>793,803,450 </text:p>
          </table:table-cell>
          <table:table-cell office:value-type="string" calcext:value-type="string">
            <text:p>hermite3()</text:p>
          </table:table-cell>
          <table:table-cell office:value-type="float" office:value="835602905" calcext:value-type="float">
            <text:p>835,602,905 </text:p>
          </table:table-cell>
          <table:table-cell office:value-type="string" calcext:value-type="string">
            <text:p>bspline_43x()</text:p>
          </table:table-cell>
          <table:table-cell office:value-type="float" office:value="788498708" calcext:value-type="float">
            <text:p>788,498,708 </text:p>
          </table:table-cell>
        </table:table-row>
        <table:table-row table:style-name="ro1">
          <table:table-cell office:value-type="string" calcext:value-type="string">
            <text:p>optimal4_43z()</text:p>
          </table:table-cell>
          <table:table-cell office:value-type="float" office:value="25139381" calcext:value-type="float">
            <text:p>25,139,381 </text:p>
          </table:table-cell>
          <table:table-cell office:value-type="string" calcext:value-type="string">
            <text:p>optimal8_42z()</text:p>
          </table:table-cell>
          <table:table-cell office:value-type="float" office:value="25560431" calcext:value-type="float">
            <text:p>25,560,431 </text:p>
          </table:table-cell>
          <table:table-cell office:value-type="string" calcext:value-type="string">
            <text:p>optimal16_23z()</text:p>
          </table:table-cell>
          <table:table-cell office:value-type="float" office:value="24420175" calcext:value-type="float">
            <text:p>24,420,175 </text:p>
          </table:table-cell>
          <table:table-cell office:value-type="string" calcext:value-type="string">
            <text:p>optimal4_42z()</text:p>
          </table:table-cell>
          <table:table-cell office:value-type="float" office:value="787663466" calcext:value-type="float">
            <text:p>787,663,466 </text:p>
          </table:table-cell>
          <table:table-cell office:value-type="string" calcext:value-type="string">
            <text:p>CatmullInterpolate()</text:p>
          </table:table-cell>
          <table:table-cell office:value-type="float" office:value="830512022" calcext:value-type="float">
            <text:p>830,512,022 </text:p>
          </table:table-cell>
          <table:table-cell office:value-type="string" calcext:value-type="string">
            <text:p>lagrange_43z()</text:p>
          </table:table-cell>
          <table:table-cell office:value-type="float" office:value="786827640" calcext:value-type="float">
            <text:p>786,827,640 </text:p>
          </table:table-cell>
        </table:table-row>
        <table:table-row table:style-name="ro1">
          <table:table-cell office:value-type="string" calcext:value-type="string">
            <text:p>optimal32_44z()</text:p>
          </table:table-cell>
          <table:table-cell office:value-type="float" office:value="25127663" calcext:value-type="float">
            <text:p>25,127,663 </text:p>
          </table:table-cell>
          <table:table-cell office:value-type="string" calcext:value-type="string">
            <text:p>optimal8_44z()</text:p>
          </table:table-cell>
          <table:table-cell office:value-type="float" office:value="25429652" calcext:value-type="float">
            <text:p>25,429,652 </text:p>
          </table:table-cell>
          <table:table-cell office:value-type="string" calcext:value-type="string">
            <text:p>optimal16_44z()</text:p>
          </table:table-cell>
          <table:table-cell office:value-type="float" office:value="24170012" calcext:value-type="float">
            <text:p>24,170,012 </text:p>
          </table:table-cell>
          <table:table-cell office:value-type="string" calcext:value-type="string">
            <text:p>optimal32_44z()</text:p>
          </table:table-cell>
          <table:table-cell office:value-type="float" office:value="787217022" calcext:value-type="float">
            <text:p>787,217,022 </text:p>
          </table:table-cell>
          <table:table-cell office:value-type="string" calcext:value-type="string">
            <text:p>lagrange_43x()</text:p>
          </table:table-cell>
          <table:table-cell office:value-type="float" office:value="828580514" calcext:value-type="float">
            <text:p>828,580,514 </text:p>
          </table:table-cell>
          <table:table-cell office:value-type="string" calcext:value-type="string">
            <text:p>optimal16_43z()</text:p>
          </table:table-cell>
          <table:table-cell office:value-type="float" office:value="783074259" calcext:value-type="float">
            <text:p>783,074,259 </text:p>
          </table:table-cell>
        </table:table-row>
        <table:table-row table:style-name="ro1">
          <table:table-cell office:value-type="string" calcext:value-type="string">
            <text:p>hermite4()</text:p>
          </table:table-cell>
          <table:table-cell office:value-type="float" office:value="24944844" calcext:value-type="float">
            <text:p>24,944,844 </text:p>
          </table:table-cell>
          <table:table-cell office:value-type="string" calcext:value-type="string">
            <text:p>optimal4_44z()</text:p>
          </table:table-cell>
          <table:table-cell office:value-type="float" office:value="25370356" calcext:value-type="float">
            <text:p>25,370,356 </text:p>
          </table:table-cell>
          <table:table-cell office:value-type="string" calcext:value-type="string">
            <text:p>optimal4_44z()</text:p>
          </table:table-cell>
          <table:table-cell office:value-type="float" office:value="24164727" calcext:value-type="float">
            <text:p>24,164,727 </text:p>
          </table:table-cell>
          <table:table-cell office:value-type="string" calcext:value-type="string">
            <text:p>bspline_43x()</text:p>
          </table:table-cell>
          <table:table-cell office:value-type="float" office:value="785941426" calcext:value-type="float">
            <text:p>785,941,426 </text:p>
          </table:table-cell>
          <table:table-cell office:value-type="string" calcext:value-type="string">
            <text:p>bspline_43x()</text:p>
          </table:table-cell>
          <table:table-cell office:value-type="float" office:value="826595999" calcext:value-type="float">
            <text:p>826,595,999 </text:p>
          </table:table-cell>
          <table:table-cell office:value-type="string" calcext:value-type="string">
            <text:p>bspline_43z()</text:p>
          </table:table-cell>
          <table:table-cell office:value-type="float" office:value="780801024" calcext:value-type="float">
            <text:p>780,801,024 </text:p>
          </table:table-cell>
        </table:table-row>
        <table:table-row table:style-name="ro1">
          <table:table-cell office:value-type="string" calcext:value-type="string">
            <text:p>optimal2_43z()</text:p>
          </table:table-cell>
          <table:table-cell office:value-type="float" office:value="24790278" calcext:value-type="float">
            <text:p>24,790,278 </text:p>
          </table:table-cell>
          <table:table-cell office:value-type="string" calcext:value-type="string">
            <text:p>hermite_43z()</text:p>
          </table:table-cell>
          <table:table-cell office:value-type="float" office:value="25298611" calcext:value-type="float">
            <text:p>25,298,611 </text:p>
          </table:table-cell>
          <table:table-cell office:value-type="string" calcext:value-type="string">
            <text:p>optimal8_44z()</text:p>
          </table:table-cell>
          <table:table-cell office:value-type="float" office:value="24023026" calcext:value-type="float">
            <text:p>24,023,026 </text:p>
          </table:table-cell>
          <table:table-cell office:value-type="string" calcext:value-type="string">
            <text:p>bspline_43z()</text:p>
          </table:table-cell>
          <table:table-cell office:value-type="float" office:value="784983803" calcext:value-type="float">
            <text:p>784,983,803 </text:p>
          </table:table-cell>
          <table:table-cell office:value-type="string" calcext:value-type="string">
            <text:p>hermite_43z()</text:p>
          </table:table-cell>
          <table:table-cell office:value-type="float" office:value="821686872" calcext:value-type="float">
            <text:p>821,686,872 </text:p>
          </table:table-cell>
          <table:table-cell office:value-type="string" calcext:value-type="string">
            <text:p>osculating_45z()</text:p>
          </table:table-cell>
          <table:table-cell office:value-type="float" office:value="780642112" calcext:value-type="float">
            <text:p>780,642,112 </text:p>
          </table:table-cell>
        </table:table-row>
        <table:table-row table:style-name="ro1">
          <table:table-cell office:value-type="string" calcext:value-type="string">
            <text:p>bspline_43x()</text:p>
          </table:table-cell>
          <table:table-cell office:value-type="float" office:value="24658777" calcext:value-type="float">
            <text:p>24,658,777 </text:p>
          </table:table-cell>
          <table:table-cell office:value-type="string" calcext:value-type="string">
            <text:p>optimal16_23z()</text:p>
          </table:table-cell>
          <table:table-cell office:value-type="float" office:value="25260813" calcext:value-type="float">
            <text:p>25,260,813 </text:p>
          </table:table-cell>
          <table:table-cell office:value-type="string" calcext:value-type="string">
            <text:p>optimal_32z()</text:p>
          </table:table-cell>
          <table:table-cell office:value-type="float" office:value="23935675" calcext:value-type="float">
            <text:p>23,935,675 </text:p>
          </table:table-cell>
          <table:table-cell office:value-type="string" calcext:value-type="string">
            <text:p>optimal4_44z()</text:p>
          </table:table-cell>
          <table:table-cell office:value-type="float" office:value="780245345" calcext:value-type="float">
            <text:p>780,245,345 </text:p>
          </table:table-cell>
          <table:table-cell office:value-type="string" calcext:value-type="string">
            <text:p>lagrange_43z()</text:p>
          </table:table-cell>
          <table:table-cell office:value-type="float" office:value="821139364" calcext:value-type="float">
            <text:p>821,139,364 </text:p>
          </table:table-cell>
          <table:table-cell office:value-type="string" calcext:value-type="string">
            <text:p>optimal2_44z()</text:p>
          </table:table-cell>
          <table:table-cell office:value-type="float" office:value="778445784" calcext:value-type="float">
            <text:p>778,445,784 </text:p>
          </table:table-cell>
        </table:table-row>
        <table:table-row table:style-name="ro1">
          <table:table-cell office:value-type="string" calcext:value-type="string">
            <text:p>lagrange_43x()</text:p>
          </table:table-cell>
          <table:table-cell office:value-type="float" office:value="24598475" calcext:value-type="float">
            <text:p>24,598,475 </text:p>
          </table:table-cell>
          <table:table-cell office:value-type="string" calcext:value-type="string">
            <text:p>bspline_43z()</text:p>
          </table:table-cell>
          <table:table-cell office:value-type="float" office:value="25201402" calcext:value-type="float">
            <text:p>25,201,402 </text:p>
          </table:table-cell>
          <table:table-cell office:value-type="string" calcext:value-type="string">
            <text:p>optimal2_64z()</text:p>
          </table:table-cell>
          <table:table-cell office:value-type="float" office:value="23910769" calcext:value-type="float">
            <text:p>23,910,769 </text:p>
          </table:table-cell>
          <table:table-cell office:value-type="string" calcext:value-type="string">
            <text:p>optimal2_23z()</text:p>
          </table:table-cell>
          <table:table-cell office:value-type="float" office:value="779379641" calcext:value-type="float">
            <text:p>779,379,641 </text:p>
          </table:table-cell>
          <table:table-cell office:value-type="string" calcext:value-type="string">
            <text:p>optimal8_43z()</text:p>
          </table:table-cell>
          <table:table-cell office:value-type="float" office:value="820594127" calcext:value-type="float">
            <text:p>820,594,127 </text:p>
          </table:table-cell>
          <table:table-cell office:value-type="string" calcext:value-type="string">
            <text:p>hermite_43x()</text:p>
          </table:table-cell>
          <table:table-cell office:value-type="float" office:value="777873532" calcext:value-type="float">
            <text:p>777,873,532 </text:p>
          </table:table-cell>
        </table:table-row>
        <table:table-row table:style-name="ro1">
          <table:table-cell office:value-type="string" calcext:value-type="string">
            <text:p>lagrange_43z()</text:p>
          </table:table-cell>
          <table:table-cell office:value-type="float" office:value="24544237" calcext:value-type="float">
            <text:p>24,544,237 </text:p>
          </table:table-cell>
          <table:table-cell office:value-type="string" calcext:value-type="string">
            <text:p>hermite3()</text:p>
          </table:table-cell>
          <table:table-cell office:value-type="float" office:value="25157936" calcext:value-type="float">
            <text:p>25,157,936 </text:p>
          </table:table-cell>
          <table:table-cell office:value-type="string" calcext:value-type="string">
            <text:p>hermite_63x()</text:p>
          </table:table-cell>
          <table:table-cell office:value-type="float" office:value="23788184" calcext:value-type="float">
            <text:p>23,788,184 </text:p>
          </table:table-cell>
          <table:table-cell office:value-type="string" calcext:value-type="string">
            <text:p>optimal16_44z()</text:p>
          </table:table-cell>
          <table:table-cell office:value-type="float" office:value="778057097" calcext:value-type="float">
            <text:p>778,057,097 </text:p>
          </table:table-cell>
          <table:table-cell office:value-type="string" calcext:value-type="string">
            <text:p>bspline_43z()</text:p>
          </table:table-cell>
          <table:table-cell office:value-type="float" office:value="818250671" calcext:value-type="float">
            <text:p>818,250,671 </text:p>
          </table:table-cell>
          <table:table-cell office:value-type="string" calcext:value-type="string">
            <text:p>optimal4_43z()</text:p>
          </table:table-cell>
          <table:table-cell office:value-type="float" office:value="777487375" calcext:value-type="float">
            <text:p>777,487,375 </text:p>
          </table:table-cell>
        </table:table-row>
        <table:table-row table:style-name="ro1">
          <table:table-cell office:value-type="string" calcext:value-type="string">
            <text:p>order3Spline()</text:p>
          </table:table-cell>
          <table:table-cell office:value-type="float" office:value="24446810" calcext:value-type="float">
            <text:p>24,446,810 </text:p>
          </table:table-cell>
          <table:table-cell office:value-type="string" calcext:value-type="string">
            <text:p>optimal32_44z()</text:p>
          </table:table-cell>
          <table:table-cell office:value-type="float" office:value="25117896" calcext:value-type="float">
            <text:p>25,117,896 </text:p>
          </table:table-cell>
          <table:table-cell office:value-type="string" calcext:value-type="string">
            <text:p>optimal2_42z()</text:p>
          </table:table-cell>
          <table:table-cell office:value-type="float" office:value="23787822" calcext:value-type="float">
            <text:p>23,787,822 </text:p>
          </table:table-cell>
          <table:table-cell office:value-type="string" calcext:value-type="string">
            <text:p>optimal8_44z()</text:p>
          </table:table-cell>
          <table:table-cell office:value-type="float" office:value="777514336" calcext:value-type="float">
            <text:p>777,514,336 </text:p>
          </table:table-cell>
          <table:table-cell office:value-type="string" calcext:value-type="string">
            <text:p>hermite_43x()</text:p>
          </table:table-cell>
          <table:table-cell office:value-type="float" office:value="815879129" calcext:value-type="float">
            <text:p>815,879,129 </text:p>
          </table:table-cell>
          <table:table-cell office:value-type="string" calcext:value-type="string">
            <text:p>optimal2_43z()</text:p>
          </table:table-cell>
          <table:table-cell office:value-type="float" office:value="775834120" calcext:value-type="float">
            <text:p>775,834,120 </text:p>
          </table:table-cell>
        </table:table-row>
        <table:table-row table:style-name="ro1">
          <table:table-cell office:value-type="string" calcext:value-type="string">
            <text:p>hermite_43z()</text:p>
          </table:table-cell>
          <table:table-cell office:value-type="float" office:value="24432051" calcext:value-type="float">
            <text:p>24,432,051 </text:p>
          </table:table-cell>
          <table:table-cell office:value-type="string" calcext:value-type="string">
            <text:p>bspline_43x()</text:p>
          </table:table-cell>
          <table:table-cell office:value-type="float" office:value="24912308" calcext:value-type="float">
            <text:p>24,912,308 </text:p>
          </table:table-cell>
          <table:table-cell office:value-type="string" calcext:value-type="string">
            <text:p>optimal32_64z()</text:p>
          </table:table-cell>
          <table:table-cell office:value-type="float" office:value="23776229" calcext:value-type="float">
            <text:p>23,776,229 </text:p>
          </table:table-cell>
          <table:table-cell office:value-type="string" calcext:value-type="string">
            <text:p>hermite_43x()</text:p>
          </table:table-cell>
          <table:table-cell office:value-type="float" office:value="776101332" calcext:value-type="float">
            <text:p>776,101,332 </text:p>
          </table:table-cell>
          <table:table-cell office:value-type="string" calcext:value-type="string">
            <text:p>optimal8_44z()</text:p>
          </table:table-cell>
          <table:table-cell office:value-type="float" office:value="813216135" calcext:value-type="float">
            <text:p>813,216,135 </text:p>
          </table:table-cell>
          <table:table-cell office:value-type="string" calcext:value-type="string">
            <text:p>order3Spline()</text:p>
          </table:table-cell>
          <table:table-cell office:value-type="float" office:value="767581721" calcext:value-type="float">
            <text:p>767,581,721 </text:p>
          </table:table-cell>
        </table:table-row>
        <table:table-row table:style-name="ro1">
          <table:table-cell office:value-type="string" calcext:value-type="string">
            <text:p>optimal8_43z()</text:p>
          </table:table-cell>
          <table:table-cell office:value-type="float" office:value="24298094" calcext:value-type="float">
            <text:p>24,298,094 </text:p>
          </table:table-cell>
          <table:table-cell office:value-type="string" calcext:value-type="string">
            <text:p>hermite_43x()</text:p>
          </table:table-cell>
          <table:table-cell office:value-type="float" office:value="24805563" calcext:value-type="float">
            <text:p>24,805,563 </text:p>
          </table:table-cell>
          <table:table-cell office:value-type="string" calcext:value-type="string">
            <text:p>optimal32_42z()</text:p>
          </table:table-cell>
          <table:table-cell office:value-type="float" office:value="23738451" calcext:value-type="float">
            <text:p>23,738,451 </text:p>
          </table:table-cell>
          <table:table-cell office:value-type="string" calcext:value-type="string">
            <text:p>optimal8_64z()</text:p>
          </table:table-cell>
          <table:table-cell office:value-type="float" office:value="773369284" calcext:value-type="float">
            <text:p>773,369,284 </text:p>
          </table:table-cell>
          <table:table-cell office:value-type="string" calcext:value-type="string">
            <text:p>optimal4_44z()</text:p>
          </table:table-cell>
          <table:table-cell office:value-type="float" office:value="808331830" calcext:value-type="float">
            <text:p>808,331,830 </text:p>
          </table:table-cell>
          <table:table-cell office:value-type="string" calcext:value-type="string">
            <text:p>optimal4_44z()</text:p>
          </table:table-cell>
          <table:table-cell office:value-type="float" office:value="763743996" calcext:value-type="float">
            <text:p>763,743,996 </text:p>
          </table:table-cell>
        </table:table-row>
        <table:table-row table:style-name="ro1">
          <table:table-cell office:value-type="string" calcext:value-type="string">
            <text:p>optimal4_44z()</text:p>
          </table:table-cell>
          <table:table-cell office:value-type="float" office:value="24186944" calcext:value-type="float">
            <text:p>24,186,944 </text:p>
          </table:table-cell>
          <table:table-cell office:value-type="string" calcext:value-type="string">
            <text:p>optimal8_43z()</text:p>
          </table:table-cell>
          <table:table-cell office:value-type="float" office:value="24741818" calcext:value-type="float">
            <text:p>24,741,818 </text:p>
          </table:table-cell>
          <table:table-cell office:value-type="string" calcext:value-type="string">
            <text:p>order3Spline()</text:p>
          </table:table-cell>
          <table:table-cell office:value-type="float" office:value="23732198" calcext:value-type="float">
            <text:p>23,732,198 </text:p>
          </table:table-cell>
          <table:table-cell office:value-type="string" calcext:value-type="string">
            <text:p>optimal16_64z()</text:p>
          </table:table-cell>
          <table:table-cell office:value-type="float" office:value="772615012" calcext:value-type="float">
            <text:p>772,615,012 </text:p>
          </table:table-cell>
          <table:table-cell office:value-type="string" calcext:value-type="string">
            <text:p>optimal32_44z()</text:p>
          </table:table-cell>
          <table:table-cell office:value-type="float" office:value="808098360" calcext:value-type="float">
            <text:p>808,098,360 </text:p>
          </table:table-cell>
          <table:table-cell office:value-type="string" calcext:value-type="string">
            <text:p>optimal8_43z()</text:p>
          </table:table-cell>
          <table:table-cell office:value-type="float" office:value="761322230" calcext:value-type="float">
            <text:p>761,322,230 </text:p>
          </table:table-cell>
        </table:table-row>
        <table:table-row table:style-name="ro1">
          <table:table-cell office:value-type="string" calcext:value-type="string">
            <text:p>osculating_45x()</text:p>
          </table:table-cell>
          <table:table-cell office:value-type="float" office:value="24139642" calcext:value-type="float">
            <text:p>24,139,642 </text:p>
          </table:table-cell>
          <table:table-cell office:value-type="string" calcext:value-type="string">
            <text:p>optimal2_44z()</text:p>
          </table:table-cell>
          <table:table-cell office:value-type="float" office:value="24692559" calcext:value-type="float">
            <text:p>24,692,559 </text:p>
          </table:table-cell>
          <table:table-cell office:value-type="string" calcext:value-type="string">
            <text:p>optimal8_42z()</text:p>
          </table:table-cell>
          <table:table-cell office:value-type="float" office:value="23687979" calcext:value-type="float">
            <text:p>23,687,979 </text:p>
          </table:table-cell>
          <table:table-cell office:value-type="string" calcext:value-type="string">
            <text:p>optimal4_23z()</text:p>
          </table:table-cell>
          <table:table-cell office:value-type="float" office:value="772374874" calcext:value-type="float">
            <text:p>772,374,874 </text:p>
          </table:table-cell>
          <table:table-cell office:value-type="string" calcext:value-type="string">
            <text:p>order3Spline()</text:p>
          </table:table-cell>
          <table:table-cell office:value-type="float" office:value="796120162" calcext:value-type="float">
            <text:p>796,120,162 </text:p>
          </table:table-cell>
          <table:table-cell office:value-type="string" calcext:value-type="string">
            <text:p>optimal8_44z()</text:p>
          </table:table-cell>
          <table:table-cell office:value-type="float" office:value="758835293" calcext:value-type="float">
            <text:p>758,835,293 </text:p>
          </table:table-cell>
        </table:table-row>
        <table:table-row table:style-name="ro1">
          <table:table-cell office:value-type="string" calcext:value-type="string">
            <text:p>optimal16_44z()</text:p>
          </table:table-cell>
          <table:table-cell office:value-type="float" office:value="24082381" calcext:value-type="float">
            <text:p>24,082,381 </text:p>
          </table:table-cell>
          <table:table-cell office:value-type="string" calcext:value-type="string">
            <text:p>optimal16_44z()</text:p>
          </table:table-cell>
          <table:table-cell office:value-type="float" office:value="24689463" calcext:value-type="float">
            <text:p>24,689,463 </text:p>
          </table:table-cell>
          <table:table-cell office:value-type="string" calcext:value-type="string">
            <text:p>optimal16_64z()</text:p>
          </table:table-cell>
          <table:table-cell office:value-type="float" office:value="23489192" calcext:value-type="float">
            <text:p>23,489,192 </text:p>
          </table:table-cell>
          <table:table-cell office:value-type="string" calcext:value-type="string">
            <text:p>optimal2_64z()</text:p>
          </table:table-cell>
          <table:table-cell office:value-type="float" office:value="769535479" calcext:value-type="float">
            <text:p>769,535,479 </text:p>
          </table:table-cell>
          <table:table-cell office:value-type="string" calcext:value-type="string">
            <text:p>optimal16_44z()</text:p>
          </table:table-cell>
          <table:table-cell office:value-type="float" office:value="787501240" calcext:value-type="float">
            <text:p>787,501,240 </text:p>
          </table:table-cell>
          <table:table-cell office:value-type="string" calcext:value-type="string">
            <text:p>optimal32_44z()</text:p>
          </table:table-cell>
          <table:table-cell office:value-type="float" office:value="753809721" calcext:value-type="float">
            <text:p>753,809,721 </text:p>
          </table:table-cell>
        </table:table-row>
        <table:table-row table:style-name="ro1">
          <table:table-cell office:value-type="string" calcext:value-type="string">
            <text:p>optimal8_44z()</text:p>
          </table:table-cell>
          <table:table-cell office:value-type="float" office:value="24077860" calcext:value-type="float">
            <text:p>24,077,860 </text:p>
          </table:table-cell>
          <table:table-cell office:value-type="string" calcext:value-type="string">
            <text:p>order3Spline()</text:p>
          </table:table-cell>
          <table:table-cell office:value-type="float" office:value="24174564" calcext:value-type="float">
            <text:p>24,174,564 </text:p>
          </table:table-cell>
          <table:table-cell office:value-type="string" calcext:value-type="string">
            <text:p>hermite_63z()</text:p>
          </table:table-cell>
          <table:table-cell office:value-type="float" office:value="23452809" calcext:value-type="float">
            <text:p>23,452,809 </text:p>
          </table:table-cell>
          <table:table-cell office:value-type="string" calcext:value-type="string">
            <text:p>hermite_43z()</text:p>
          </table:table-cell>
          <table:table-cell office:value-type="float" office:value="768493305" calcext:value-type="float">
            <text:p>768,493,305 </text:p>
          </table:table-cell>
          <table:table-cell office:value-type="string" calcext:value-type="string">
            <text:p>optimal2_44z()</text:p>
          </table:table-cell>
          <table:table-cell office:value-type="float" office:value="786398363" calcext:value-type="float">
            <text:p>786,398,363 </text:p>
          </table:table-cell>
          <table:table-cell office:value-type="string" calcext:value-type="string">
            <text:p>hermite_63x()</text:p>
          </table:table-cell>
          <table:table-cell office:value-type="float" office:value="728875544" calcext:value-type="float">
            <text:p>728,875,544 </text:p>
          </table:table-cell>
        </table:table-row>
        <table:table-row table:style-name="ro1">
          <table:table-cell office:value-type="string" calcext:value-type="string">
            <text:p>hermite_63z()</text:p>
          </table:table-cell>
          <table:table-cell office:value-type="float" office:value="23886898" calcext:value-type="float">
            <text:p>23,886,898 </text:p>
          </table:table-cell>
          <table:table-cell office:value-type="string" calcext:value-type="string">
            <text:p>osculating_45x()</text:p>
          </table:table-cell>
          <table:table-cell office:value-type="float" office:value="23949104" calcext:value-type="float">
            <text:p>23,949,104 </text:p>
          </table:table-cell>
          <table:table-cell office:value-type="string" calcext:value-type="string">
            <text:p>optimal8_64z()</text:p>
          </table:table-cell>
          <table:table-cell office:value-type="float" office:value="23451006" calcext:value-type="float">
            <text:p>23,451,006 </text:p>
          </table:table-cell>
          <table:table-cell office:value-type="string" calcext:value-type="string">
            <text:p>optimal8_23z()</text:p>
          </table:table-cell>
          <table:table-cell office:value-type="float" office:value="766868773" calcext:value-type="float">
            <text:p>766,868,773 </text:p>
          </table:table-cell>
          <table:table-cell office:value-type="string" calcext:value-type="string">
            <text:p>osculating_45x()</text:p>
          </table:table-cell>
          <table:table-cell office:value-type="float" office:value="772720184" calcext:value-type="float">
            <text:p>772,720,184 </text:p>
          </table:table-cell>
          <table:table-cell office:value-type="string" calcext:value-type="string">
            <text:p>optimal16_44z()</text:p>
          </table:table-cell>
          <table:table-cell office:value-type="float" office:value="724865206" calcext:value-type="float">
            <text:p>724,865,206 </text:p>
          </table:table-cell>
        </table:table-row>
        <table:table-row table:style-name="ro1">
          <table:table-cell office:value-type="string" calcext:value-type="string">
            <text:p>hermite_63x()</text:p>
          </table:table-cell>
          <table:table-cell office:value-type="float" office:value="23449443" calcext:value-type="float">
            <text:p>23,449,443 </text:p>
          </table:table-cell>
          <table:table-cell office:value-type="string" calcext:value-type="string">
            <text:p>hermite_63z()</text:p>
          </table:table-cell>
          <table:table-cell office:value-type="float" office:value="23938614" calcext:value-type="float">
            <text:p>23,938,614 </text:p>
          </table:table-cell>
          <table:table-cell office:value-type="string" calcext:value-type="string">
            <text:p>optimal4_43z()</text:p>
          </table:table-cell>
          <table:table-cell office:value-type="float" office:value="23351267" calcext:value-type="float">
            <text:p>23,351,267 </text:p>
          </table:table-cell>
          <table:table-cell office:value-type="string" calcext:value-type="string">
            <text:p>optimal4_64z()</text:p>
          </table:table-cell>
          <table:table-cell office:value-type="float" office:value="762666104" calcext:value-type="float">
            <text:p>762,666,104 </text:p>
          </table:table-cell>
          <table:table-cell office:value-type="string" calcext:value-type="string">
            <text:p>hermite_63z()</text:p>
          </table:table-cell>
          <table:table-cell office:value-type="float" office:value="767791495" calcext:value-type="float">
            <text:p>767,791,495 </text:p>
          </table:table-cell>
          <table:table-cell office:value-type="string" calcext:value-type="string">
            <text:p>osculating_45x()</text:p>
          </table:table-cell>
          <table:table-cell office:value-type="float" office:value="724089709" calcext:value-type="float">
            <text:p>724,089,709 </text:p>
          </table:table-cell>
        </table:table-row>
        <table:table-row table:style-name="ro1">
          <table:table-cell office:value-type="string" calcext:value-type="string">
            <text:p>optimal2_64z()</text:p>
          </table:table-cell>
          <table:table-cell office:value-type="float" office:value="23317498" calcext:value-type="float">
            <text:p>23,317,498 </text:p>
          </table:table-cell>
          <table:table-cell office:value-type="string" calcext:value-type="string">
            <text:p>optimal8_64z()</text:p>
          </table:table-cell>
          <table:table-cell office:value-type="float" office:value="23841079" calcext:value-type="float">
            <text:p>23,841,079 </text:p>
          </table:table-cell>
          <table:table-cell office:value-type="string" calcext:value-type="string">
            <text:p>optimal2_43z()</text:p>
          </table:table-cell>
          <table:table-cell office:value-type="float" office:value="23312441" calcext:value-type="float">
            <text:p>23,312,441 </text:p>
          </table:table-cell>
          <table:table-cell office:value-type="string" calcext:value-type="string">
            <text:p>optimal32_64z()</text:p>
          </table:table-cell>
          <table:table-cell office:value-type="float" office:value="759502144" calcext:value-type="float">
            <text:p>759,502,144 </text:p>
          </table:table-cell>
          <table:table-cell office:value-type="string" calcext:value-type="string">
            <text:p>optimal32_64z()</text:p>
          </table:table-cell>
          <table:table-cell office:value-type="float" office:value="761006021" calcext:value-type="float">
            <text:p>761,006,021 </text:p>
          </table:table-cell>
          <table:table-cell office:value-type="string" calcext:value-type="string">
            <text:p>hermite_63z()</text:p>
          </table:table-cell>
          <table:table-cell office:value-type="float" office:value="718511883" calcext:value-type="float">
            <text:p>718,511,883 </text:p>
          </table:table-cell>
        </table:table-row>
        <table:table-row table:style-name="ro1">
          <table:table-cell office:value-type="string" calcext:value-type="string">
            <text:p>optimal16_64z()</text:p>
          </table:table-cell>
          <table:table-cell office:value-type="float" office:value="23227527" calcext:value-type="float">
            <text:p>23,227,527 </text:p>
          </table:table-cell>
          <table:table-cell office:value-type="string" calcext:value-type="string">
            <text:p>optimal16_64z()</text:p>
          </table:table-cell>
          <table:table-cell office:value-type="float" office:value="23792644" calcext:value-type="float">
            <text:p>23,792,644 </text:p>
          </table:table-cell>
          <table:table-cell office:value-type="string" calcext:value-type="string">
            <text:p>optimal4_42z()</text:p>
          </table:table-cell>
          <table:table-cell office:value-type="float" office:value="23262942" calcext:value-type="float">
            <text:p>23,262,942 </text:p>
          </table:table-cell>
          <table:table-cell office:value-type="string" calcext:value-type="string">
            <text:p>osculating_45z()</text:p>
          </table:table-cell>
          <table:table-cell office:value-type="float" office:value="754361072" calcext:value-type="float">
            <text:p>754,361,072 </text:p>
          </table:table-cell>
          <table:table-cell office:value-type="string" calcext:value-type="string">
            <text:p>optimal16_64z()</text:p>
          </table:table-cell>
          <table:table-cell office:value-type="float" office:value="758148056" calcext:value-type="float">
            <text:p>758,148,056 </text:p>
          </table:table-cell>
          <table:table-cell office:value-type="string" calcext:value-type="string">
            <text:p>optimal2_64z()</text:p>
          </table:table-cell>
          <table:table-cell office:value-type="float" office:value="708337875" calcext:value-type="float">
            <text:p>708,337,875 </text:p>
          </table:table-cell>
        </table:table-row>
        <table:table-row table:style-name="ro1">
          <table:table-cell office:value-type="string" calcext:value-type="string">
            <text:p>optimal2_44z()</text:p>
          </table:table-cell>
          <table:table-cell office:value-type="float" office:value="23169281" calcext:value-type="float">
            <text:p>23,169,281 </text:p>
          </table:table-cell>
          <table:table-cell office:value-type="string" calcext:value-type="string">
            <text:p>optimal32_64z()</text:p>
          </table:table-cell>
          <table:table-cell office:value-type="float" office:value="23788429" calcext:value-type="float">
            <text:p>23,788,429 </text:p>
          </table:table-cell>
          <table:table-cell office:value-type="string" calcext:value-type="string">
            <text:p>osculating_45x()</text:p>
          </table:table-cell>
          <table:table-cell office:value-type="float" office:value="23165946" calcext:value-type="float">
            <text:p>23,165,946 </text:p>
          </table:table-cell>
          <table:table-cell office:value-type="string" calcext:value-type="string">
            <text:p>optimal16_65z()</text:p>
          </table:table-cell>
          <table:table-cell office:value-type="float" office:value="746048605" calcext:value-type="float">
            <text:p>746,048,605 </text:p>
          </table:table-cell>
          <table:table-cell office:value-type="string" calcext:value-type="string">
            <text:p>hermite_63x()</text:p>
          </table:table-cell>
          <table:table-cell office:value-type="float" office:value="754969151" calcext:value-type="float">
            <text:p>754,969,151 </text:p>
          </table:table-cell>
          <table:table-cell office:value-type="string" calcext:value-type="string">
            <text:p>optimal8_64z()</text:p>
          </table:table-cell>
          <table:table-cell office:value-type="float" office:value="705853751" calcext:value-type="float">
            <text:p>705,853,751 </text:p>
          </table:table-cell>
        </table:table-row>
        <table:table-row table:style-name="ro1">
          <table:table-cell office:value-type="string" calcext:value-type="string">
            <text:p>optimal32_65z()</text:p>
          </table:table-cell>
          <table:table-cell office:value-type="float" office:value="22925044" calcext:value-type="float">
            <text:p>22,925,044 </text:p>
          </table:table-cell>
          <table:table-cell office:value-type="string" calcext:value-type="string">
            <text:p>optimal4_64z()</text:p>
          </table:table-cell>
          <table:table-cell office:value-type="float" office:value="23492222" calcext:value-type="float">
            <text:p>23,492,222 </text:p>
          </table:table-cell>
          <table:table-cell office:value-type="string" calcext:value-type="string">
            <text:p>optimal8_43z()</text:p>
          </table:table-cell>
          <table:table-cell office:value-type="float" office:value="23002738" calcext:value-type="float">
            <text:p>23,002,738 </text:p>
          </table:table-cell>
          <table:table-cell office:value-type="string" calcext:value-type="string">
            <text:p>optimal32_65z()</text:p>
          </table:table-cell>
          <table:table-cell office:value-type="float" office:value="743849077" calcext:value-type="float">
            <text:p>743,849,077 </text:p>
          </table:table-cell>
          <table:table-cell office:value-type="string" calcext:value-type="string">
            <text:p>optimal2_64z()</text:p>
          </table:table-cell>
          <table:table-cell office:value-type="float" office:value="750537703" calcext:value-type="float">
            <text:p>750,537,703 </text:p>
          </table:table-cell>
          <table:table-cell office:value-type="string" calcext:value-type="string">
            <text:p>optimal4_64z()</text:p>
          </table:table-cell>
          <table:table-cell office:value-type="float" office:value="699779577" calcext:value-type="float">
            <text:p>699,779,577 </text:p>
          </table:table-cell>
        </table:table-row>
        <table:table-row table:style-name="ro1">
          <table:table-cell office:value-type="string" calcext:value-type="string">
            <text:p>optimal16_65z()</text:p>
          </table:table-cell>
          <table:table-cell office:value-type="float" office:value="22850906" calcext:value-type="float">
            <text:p>22,850,906 </text:p>
          </table:table-cell>
          <table:table-cell office:value-type="string" calcext:value-type="string">
            <text:p>optimal2_64z()</text:p>
          </table:table-cell>
          <table:table-cell office:value-type="float" office:value="23486242" calcext:value-type="float">
            <text:p>23,486,242 </text:p>
          </table:table-cell>
          <table:table-cell office:value-type="string" calcext:value-type="string">
            <text:p>optimal4_64z()</text:p>
          </table:table-cell>
          <table:table-cell office:value-type="float" office:value="23002346" calcext:value-type="float">
            <text:p>23,002,346 </text:p>
          </table:table-cell>
          <table:table-cell office:value-type="string" calcext:value-type="string">
            <text:p>optimal2_65z()</text:p>
          </table:table-cell>
          <table:table-cell office:value-type="float" office:value="741950936" calcext:value-type="float">
            <text:p>741,950,936 </text:p>
          </table:table-cell>
          <table:table-cell office:value-type="string" calcext:value-type="string">
            <text:p>optimal8_64z()</text:p>
          </table:table-cell>
          <table:table-cell office:value-type="float" office:value="749265534" calcext:value-type="float">
            <text:p>749,265,534 </text:p>
          </table:table-cell>
          <table:table-cell office:value-type="string" calcext:value-type="string">
            <text:p>lagrange_65x()</text:p>
          </table:table-cell>
          <table:table-cell office:value-type="float" office:value="697659708" calcext:value-type="float">
            <text:p>697,659,708 </text:p>
          </table:table-cell>
        </table:table-row>
        <table:table-row table:style-name="ro1">
          <table:table-cell office:value-type="string" calcext:value-type="string">
            <text:p>optimal4_64z()</text:p>
          </table:table-cell>
          <table:table-cell office:value-type="float" office:value="22805471" calcext:value-type="float">
            <text:p>22,805,471 </text:p>
          </table:table-cell>
          <table:table-cell office:value-type="string" calcext:value-type="string">
            <text:p>optimal4_65z()</text:p>
          </table:table-cell>
          <table:table-cell office:value-type="float" office:value="22863876" calcext:value-type="float">
            <text:p>22,863,876 </text:p>
          </table:table-cell>
          <table:table-cell office:value-type="string" calcext:value-type="string">
            <text:p>optimal2_44z()</text:p>
          </table:table-cell>
          <table:table-cell office:value-type="float" office:value="22997137" calcext:value-type="float">
            <text:p>22,997,137 </text:p>
          </table:table-cell>
          <table:table-cell office:value-type="string" calcext:value-type="string">
            <text:p>optimal8_65z()</text:p>
          </table:table-cell>
          <table:table-cell office:value-type="float" office:value="740090345" calcext:value-type="float">
            <text:p>740,090,345 </text:p>
          </table:table-cell>
          <table:table-cell office:value-type="string" calcext:value-type="string">
            <text:p>optimal4_64z()</text:p>
          </table:table-cell>
          <table:table-cell office:value-type="float" office:value="746889954" calcext:value-type="float">
            <text:p>746,889,954 </text:p>
          </table:table-cell>
          <table:table-cell office:value-type="string" calcext:value-type="string">
            <text:p>lagrange_65z()</text:p>
          </table:table-cell>
          <table:table-cell office:value-type="float" office:value="695266464" calcext:value-type="float">
            <text:p>695,266,464 </text:p>
          </table:table-cell>
        </table:table-row>
        <table:table-row table:style-name="ro1">
          <table:table-cell office:value-type="string" calcext:value-type="string">
            <text:p>optimal8_65z()</text:p>
          </table:table-cell>
          <table:table-cell office:value-type="float" office:value="22740799" calcext:value-type="float">
            <text:p>22,740,799 </text:p>
          </table:table-cell>
          <table:table-cell office:value-type="string" calcext:value-type="string">
            <text:p>optimal16_65z()</text:p>
          </table:table-cell>
          <table:table-cell office:value-type="float" office:value="22842968" calcext:value-type="float">
            <text:p>22,842,968 </text:p>
          </table:table-cell>
          <table:table-cell office:value-type="string" calcext:value-type="string">
            <text:p>optimal16_65z()</text:p>
          </table:table-cell>
          <table:table-cell office:value-type="float" office:value="22673077" calcext:value-type="float">
            <text:p>22,673,077 </text:p>
          </table:table-cell>
          <table:table-cell office:value-type="string" calcext:value-type="string">
            <text:p>order3Spline()</text:p>
          </table:table-cell>
          <table:table-cell office:value-type="float" office:value="735844776" calcext:value-type="float">
            <text:p>735,844,776 </text:p>
          </table:table-cell>
          <table:table-cell office:value-type="string" calcext:value-type="string">
            <text:p>optimal4_65z()</text:p>
          </table:table-cell>
          <table:table-cell office:value-type="float" office:value="728864526" calcext:value-type="float">
            <text:p>728,864,526 </text:p>
          </table:table-cell>
          <table:table-cell office:value-type="string" calcext:value-type="string">
            <text:p>optimal32_64z()</text:p>
          </table:table-cell>
          <table:table-cell office:value-type="float" office:value="687174823" calcext:value-type="float">
            <text:p>687,174,823 </text:p>
          </table:table-cell>
        </table:table-row>
        <table:table-row table:style-name="ro1">
          <table:table-cell office:value-type="string" calcext:value-type="string">
            <text:p>optimal8_64z()</text:p>
          </table:table-cell>
          <table:table-cell office:value-type="float" office:value="22476039" calcext:value-type="float">
            <text:p>22,476,039 </text:p>
          </table:table-cell>
          <table:table-cell office:value-type="string" calcext:value-type="string">
            <text:p>optimal32_65z()</text:p>
          </table:table-cell>
          <table:table-cell office:value-type="float" office:value="22836602" calcext:value-type="float">
            <text:p>22,836,602 </text:p>
          </table:table-cell>
          <table:table-cell office:value-type="string" calcext:value-type="string">
            <text:p>optimal2_65z()</text:p>
          </table:table-cell>
          <table:table-cell office:value-type="float" office:value="22612101" calcext:value-type="float">
            <text:p>22,612,101 </text:p>
          </table:table-cell>
          <table:table-cell office:value-type="string" calcext:value-type="string">
            <text:p>optimal4_65z()</text:p>
          </table:table-cell>
          <table:table-cell office:value-type="float" office:value="732867435" calcext:value-type="float">
            <text:p>732,867,435 </text:p>
          </table:table-cell>
          <table:table-cell office:value-type="string" calcext:value-type="string">
            <text:p>optimal16_65z()</text:p>
          </table:table-cell>
          <table:table-cell office:value-type="float" office:value="728436559" calcext:value-type="float">
            <text:p>728,436,559 </text:p>
          </table:table-cell>
          <table:table-cell office:value-type="string" calcext:value-type="string">
            <text:p>bspline_65x()</text:p>
          </table:table-cell>
          <table:table-cell office:value-type="float" office:value="686236474" calcext:value-type="float">
            <text:p>686,236,474 </text:p>
          </table:table-cell>
        </table:table-row>
        <table:table-row table:style-name="ro1">
          <table:table-cell office:value-type="string" calcext:value-type="string">
            <text:p>osculating_65z()</text:p>
          </table:table-cell>
          <table:table-cell office:value-type="float" office:value="22462814" calcext:value-type="float">
            <text:p>22,462,814 </text:p>
          </table:table-cell>
          <table:table-cell office:value-type="string" calcext:value-type="string">
            <text:p>optimal8_65z()</text:p>
          </table:table-cell>
          <table:table-cell office:value-type="float" office:value="22774821" calcext:value-type="float">
            <text:p>22,774,821 </text:p>
          </table:table-cell>
          <table:table-cell office:value-type="string" calcext:value-type="string">
            <text:p>optimal4_65z()</text:p>
          </table:table-cell>
          <table:table-cell office:value-type="float" office:value="22547713" calcext:value-type="float">
            <text:p>22,547,713 </text:p>
          </table:table-cell>
          <table:table-cell office:value-type="string" calcext:value-type="string">
            <text:p>hermite_63x()</text:p>
          </table:table-cell>
          <table:table-cell office:value-type="float" office:value="714680545" calcext:value-type="float">
            <text:p>714,680,545 </text:p>
          </table:table-cell>
          <table:table-cell office:value-type="string" calcext:value-type="string">
            <text:p>optimal2_65z()</text:p>
          </table:table-cell>
          <table:table-cell office:value-type="float" office:value="727868161" calcext:value-type="float">
            <text:p>727,868,161 </text:p>
          </table:table-cell>
          <table:table-cell office:value-type="string" calcext:value-type="string">
            <text:p>optimal16_64z()</text:p>
          </table:table-cell>
          <table:table-cell office:value-type="float" office:value="685185163" calcext:value-type="float">
            <text:p>685,185,163 </text:p>
          </table:table-cell>
        </table:table-row>
        <table:table-row table:style-name="ro1">
          <table:table-cell office:value-type="string" calcext:value-type="string">
            <text:p>optimal32_64z()</text:p>
          </table:table-cell>
          <table:table-cell office:value-type="float" office:value="22204707" calcext:value-type="float">
            <text:p>22,204,707 </text:p>
          </table:table-cell>
          <table:table-cell office:value-type="string" calcext:value-type="string">
            <text:p>optimal2_65z()</text:p>
          </table:table-cell>
          <table:table-cell office:value-type="float" office:value="22618366" calcext:value-type="float">
            <text:p>22,618,366 </text:p>
          </table:table-cell>
          <table:table-cell office:value-type="string" calcext:value-type="string">
            <text:p>lagrange_65z()</text:p>
          </table:table-cell>
          <table:table-cell office:value-type="float" office:value="22492651" calcext:value-type="float">
            <text:p>22,492,651 </text:p>
          </table:table-cell>
          <table:table-cell office:value-type="string" calcext:value-type="string">
            <text:p>hermite_63z()</text:p>
          </table:table-cell>
          <table:table-cell office:value-type="float" office:value="709276578" calcext:value-type="float">
            <text:p>709,276,578 </text:p>
          </table:table-cell>
          <table:table-cell office:value-type="string" calcext:value-type="string">
            <text:p>optimal32_65z()</text:p>
          </table:table-cell>
          <table:table-cell office:value-type="float" office:value="726978284" calcext:value-type="float">
            <text:p>726,978,284 </text:p>
          </table:table-cell>
          <table:table-cell office:value-type="string" calcext:value-type="string">
            <text:p>hermite_65z()</text:p>
          </table:table-cell>
          <table:table-cell office:value-type="float" office:value="668474232" calcext:value-type="float">
            <text:p>668,474,232 </text:p>
          </table:table-cell>
        </table:table-row>
        <table:table-row table:style-name="ro1">
          <table:table-cell office:value-type="string" calcext:value-type="string">
            <text:p>hermite_65x()</text:p>
          </table:table-cell>
          <table:table-cell office:value-type="float" office:value="22164251" calcext:value-type="float">
            <text:p>22,164,251 </text:p>
          </table:table-cell>
          <table:table-cell office:value-type="string" calcext:value-type="string">
            <text:p>lagrange_65z()</text:p>
          </table:table-cell>
          <table:table-cell office:value-type="float" office:value="22495453" calcext:value-type="float">
            <text:p>22,495,453 </text:p>
          </table:table-cell>
          <table:table-cell office:value-type="string" calcext:value-type="string">
            <text:p>optimal8_65z()</text:p>
          </table:table-cell>
          <table:table-cell office:value-type="float" office:value="22366521" calcext:value-type="float">
            <text:p>22,366,521 </text:p>
          </table:table-cell>
          <table:table-cell office:value-type="string" calcext:value-type="string">
            <text:p>osculating_45x()</text:p>
          </table:table-cell>
          <table:table-cell office:value-type="float" office:value="706546540" calcext:value-type="float">
            <text:p>706,546,540 </text:p>
          </table:table-cell>
          <table:table-cell office:value-type="string" calcext:value-type="string">
            <text:p>optimal8_65z()</text:p>
          </table:table-cell>
          <table:table-cell office:value-type="float" office:value="725001320" calcext:value-type="float">
            <text:p>725,001,320 </text:p>
          </table:table-cell>
          <table:table-cell office:value-type="string" calcext:value-type="string">
            <text:p>hermite_65x()</text:p>
          </table:table-cell>
          <table:table-cell office:value-type="float" office:value="664504316" calcext:value-type="float">
            <text:p>664,504,316 </text:p>
          </table:table-cell>
        </table:table-row>
        <table:table-row table:style-name="ro1">
          <table:table-cell office:value-type="string" calcext:value-type="string">
            <text:p>optimal2_65z()</text:p>
          </table:table-cell>
          <table:table-cell office:value-type="float" office:value="22104059" calcext:value-type="float">
            <text:p>22,104,059 </text:p>
          </table:table-cell>
          <table:table-cell office:value-type="string" calcext:value-type="string">
            <text:p>lagrange_65x()</text:p>
          </table:table-cell>
          <table:table-cell office:value-type="float" office:value="22253425" calcext:value-type="float">
            <text:p>22,253,425 </text:p>
          </table:table-cell>
          <table:table-cell office:value-type="string" calcext:value-type="string">
            <text:p>bspline_65x()</text:p>
          </table:table-cell>
          <table:table-cell office:value-type="float" office:value="22347898" calcext:value-type="float">
            <text:p>22,347,898 </text:p>
          </table:table-cell>
          <table:table-cell office:value-type="string" calcext:value-type="string">
            <text:p>lagrange_65x()</text:p>
          </table:table-cell>
          <table:table-cell office:value-type="float" office:value="699041053" calcext:value-type="float">
            <text:p>699,041,053 </text:p>
          </table:table-cell>
          <table:table-cell office:value-type="string" calcext:value-type="string">
            <text:p>lagrange_65z()</text:p>
          </table:table-cell>
          <table:table-cell office:value-type="float" office:value="720369299" calcext:value-type="float">
            <text:p>720,369,299 </text:p>
          </table:table-cell>
          <table:table-cell office:value-type="string" calcext:value-type="string">
            <text:p>optimal4_65z()</text:p>
          </table:table-cell>
          <table:table-cell office:value-type="float" office:value="659333727" calcext:value-type="float">
            <text:p>659,333,727 </text:p>
          </table:table-cell>
        </table:table-row>
        <table:table-row table:style-name="ro1">
          <table:table-cell office:value-type="string" calcext:value-type="string">
            <text:p>optimal4_65z()</text:p>
          </table:table-cell>
          <table:table-cell office:value-type="float" office:value="22035646" calcext:value-type="float">
            <text:p>22,035,646 </text:p>
          </table:table-cell>
          <table:table-cell office:value-type="string" calcext:value-type="string">
            <text:p>hermite_63x()</text:p>
          </table:table-cell>
          <table:table-cell office:value-type="float" office:value="22250298" calcext:value-type="float">
            <text:p>22,250,298 </text:p>
          </table:table-cell>
          <table:table-cell office:value-type="string" calcext:value-type="string">
            <text:p>optimal32_65z()</text:p>
          </table:table-cell>
          <table:table-cell office:value-type="float" office:value="22308522" calcext:value-type="float">
            <text:p>22,308,522 </text:p>
          </table:table-cell>
          <table:table-cell office:value-type="string" calcext:value-type="string">
            <text:p>bspline_65x()</text:p>
          </table:table-cell>
          <table:table-cell office:value-type="float" office:value="688782582" calcext:value-type="float">
            <text:p>688,782,582 </text:p>
          </table:table-cell>
          <table:table-cell office:value-type="string" calcext:value-type="string">
            <text:p>hermite_65z()</text:p>
          </table:table-cell>
          <table:table-cell office:value-type="float" office:value="720327002" calcext:value-type="float">
            <text:p>720,327,002 </text:p>
          </table:table-cell>
          <table:table-cell office:value-type="string" calcext:value-type="string">
            <text:p>optimal32_65z()</text:p>
          </table:table-cell>
          <table:table-cell office:value-type="float" office:value="658919943" calcext:value-type="float">
            <text:p>658,919,943 </text:p>
          </table:table-cell>
        </table:table-row>
        <table:table-row table:style-name="ro1">
          <table:table-cell office:value-type="string" calcext:value-type="string">
            <text:p>hermite_65z()</text:p>
          </table:table-cell>
          <table:table-cell office:value-type="float" office:value="21955246" calcext:value-type="float">
            <text:p>21,955,246 </text:p>
          </table:table-cell>
          <table:table-cell office:value-type="string" calcext:value-type="string">
            <text:p>bspline_65x()</text:p>
          </table:table-cell>
          <table:table-cell office:value-type="float" office:value="22164067" calcext:value-type="float">
            <text:p>22,164,067 </text:p>
          </table:table-cell>
          <table:table-cell office:value-type="string" calcext:value-type="string">
            <text:p>lagrange_65x()</text:p>
          </table:table-cell>
          <table:table-cell office:value-type="float" office:value="22179388" calcext:value-type="float">
            <text:p>22,179,388 </text:p>
          </table:table-cell>
          <table:table-cell office:value-type="string" calcext:value-type="string">
            <text:p>lagrange_65z()</text:p>
          </table:table-cell>
          <table:table-cell office:value-type="float" office:value="678868756" calcext:value-type="float">
            <text:p>678,868,756 </text:p>
          </table:table-cell>
          <table:table-cell office:value-type="string" calcext:value-type="string">
            <text:p>bspline_65x()</text:p>
          </table:table-cell>
          <table:table-cell office:value-type="float" office:value="717240313" calcext:value-type="float">
            <text:p>717,240,313 </text:p>
          </table:table-cell>
          <table:table-cell office:value-type="string" calcext:value-type="string">
            <text:p>osculating_65z()</text:p>
          </table:table-cell>
          <table:table-cell office:value-type="float" office:value="658725894" calcext:value-type="float">
            <text:p>658,725,894 </text:p>
          </table:table-cell>
        </table:table-row>
        <table:table-row table:style-name="ro1">
          <table:table-cell office:value-type="string" calcext:value-type="string">
            <text:p>lagrange_65x()</text:p>
          </table:table-cell>
          <table:table-cell office:value-type="float" office:value="21891517" calcext:value-type="float">
            <text:p>21,891,517 </text:p>
          </table:table-cell>
          <table:table-cell office:value-type="string" calcext:value-type="string">
            <text:p>hermite_65z()</text:p>
          </table:table-cell>
          <table:table-cell office:value-type="float" office:value="22099679" calcext:value-type="float">
            <text:p>22,099,679 </text:p>
          </table:table-cell>
          <table:table-cell office:value-type="string" calcext:value-type="string">
            <text:p>hermite_65z()</text:p>
          </table:table-cell>
          <table:table-cell office:value-type="float" office:value="21723326" calcext:value-type="float">
            <text:p>21,723,326 </text:p>
          </table:table-cell>
          <table:table-cell office:value-type="string" calcext:value-type="string">
            <text:p>osculating_65z()</text:p>
          </table:table-cell>
          <table:table-cell office:value-type="float" office:value="671200187" calcext:value-type="float">
            <text:p>671,200,187 </text:p>
          </table:table-cell>
          <table:table-cell office:value-type="string" calcext:value-type="string">
            <text:p>osculating_65z()</text:p>
          </table:table-cell>
          <table:table-cell office:value-type="float" office:value="717168849" calcext:value-type="float">
            <text:p>717,168,849 </text:p>
          </table:table-cell>
          <table:table-cell office:value-type="string" calcext:value-type="string">
            <text:p>optimal8_65z()</text:p>
          </table:table-cell>
          <table:table-cell office:value-type="float" office:value="656465313" calcext:value-type="float">
            <text:p>656,465,313 </text:p>
          </table:table-cell>
        </table:table-row>
        <table:table-row table:style-name="ro1">
          <table:table-cell office:value-type="string" calcext:value-type="string">
            <text:p>lagrange_65z()</text:p>
          </table:table-cell>
          <table:table-cell office:value-type="float" office:value="21869981" calcext:value-type="float">
            <text:p>21,869,981 </text:p>
          </table:table-cell>
          <table:table-cell office:value-type="string" calcext:value-type="string">
            <text:p>osculating_65z()</text:p>
          </table:table-cell>
          <table:table-cell office:value-type="float" office:value="22076997" calcext:value-type="float">
            <text:p>22,076,997 </text:p>
          </table:table-cell>
          <table:table-cell office:value-type="string" calcext:value-type="string">
            <text:p>hermite_65x()</text:p>
          </table:table-cell>
          <table:table-cell office:value-type="float" office:value="21571818" calcext:value-type="float">
            <text:p>21,571,818 </text:p>
          </table:table-cell>
          <table:table-cell office:value-type="string" calcext:value-type="string">
            <text:p>hermite_65z()</text:p>
          </table:table-cell>
          <table:table-cell office:value-type="float" office:value="669898731" calcext:value-type="float">
            <text:p>669,898,731 </text:p>
          </table:table-cell>
          <table:table-cell office:value-type="string" calcext:value-type="string">
            <text:p>lagrange_65x()</text:p>
          </table:table-cell>
          <table:table-cell office:value-type="float" office:value="716405781" calcext:value-type="float">
            <text:p>716,405,781 </text:p>
          </table:table-cell>
          <table:table-cell office:value-type="string" calcext:value-type="string">
            <text:p>optimal2_65z()</text:p>
          </table:table-cell>
          <table:table-cell office:value-type="float" office:value="654819653" calcext:value-type="float">
            <text:p>654,819,653 </text:p>
          </table:table-cell>
        </table:table-row>
        <table:table-row table:style-name="ro1">
          <table:table-cell office:value-type="string" calcext:value-type="string">
            <text:p>osculating_65x()</text:p>
          </table:table-cell>
          <table:table-cell office:value-type="float" office:value="21097106" calcext:value-type="float">
            <text:p>21,097,106 </text:p>
          </table:table-cell>
          <table:table-cell office:value-type="string" calcext:value-type="string">
            <text:p>hermite_65x()</text:p>
          </table:table-cell>
          <table:table-cell office:value-type="float" office:value="21882064" calcext:value-type="float">
            <text:p>21,882,064 </text:p>
          </table:table-cell>
          <table:table-cell office:value-type="string" calcext:value-type="string">
            <text:p>osculating_65z()</text:p>
          </table:table-cell>
          <table:table-cell office:value-type="float" office:value="21343007" calcext:value-type="float">
            <text:p>21,343,007 </text:p>
          </table:table-cell>
          <table:table-cell office:value-type="string" calcext:value-type="string">
            <text:p>hermite_65x()</text:p>
          </table:table-cell>
          <table:table-cell office:value-type="float" office:value="646029454" calcext:value-type="float">
            <text:p>646,029,454 </text:p>
          </table:table-cell>
          <table:table-cell office:value-type="string" calcext:value-type="string">
            <text:p>hermite_65x()</text:p>
          </table:table-cell>
          <table:table-cell office:value-type="float" office:value="705885624" calcext:value-type="float">
            <text:p>705,885,624 </text:p>
          </table:table-cell>
          <table:table-cell office:value-type="string" calcext:value-type="string">
            <text:p>optimal16_65z()</text:p>
          </table:table-cell>
          <table:table-cell office:value-type="float" office:value="654766802" calcext:value-type="float">
            <text:p>654,766,802 </text:p>
          </table:table-cell>
        </table:table-row>
        <table:table-row table:style-name="ro1">
          <table:table-cell office:value-type="string" calcext:value-type="string">
            <text:p>bspline_65x()</text:p>
          </table:table-cell>
          <table:table-cell office:value-type="float" office:value="21026496" calcext:value-type="float">
            <text:p>21,026,496 </text:p>
          </table:table-cell>
          <table:table-cell office:value-type="string" calcext:value-type="string">
            <text:p>osculating_65x()</text:p>
          </table:table-cell>
          <table:table-cell office:value-type="float" office:value="20889617" calcext:value-type="float">
            <text:p>20,889,617 </text:p>
          </table:table-cell>
          <table:table-cell office:value-type="string" calcext:value-type="string">
            <text:p>osculating_65x()</text:p>
          </table:table-cell>
          <table:table-cell office:value-type="float" office:value="20586262" calcext:value-type="float">
            <text:p>20,586,262 </text:p>
          </table:table-cell>
          <table:table-cell office:value-type="string" calcext:value-type="string">
            <text:p>osculating_65x()</text:p>
          </table:table-cell>
          <table:table-cell office:value-type="float" office:value="626678371" calcext:value-type="float">
            <text:p>626,678,371 </text:p>
          </table:table-cell>
          <table:table-cell office:value-type="string" calcext:value-type="string">
            <text:p>osculating_65x()</text:p>
          </table:table-cell>
          <table:table-cell office:value-type="float" office:value="689182917" calcext:value-type="float">
            <text:p>689,182,917 </text:p>
          </table:table-cell>
          <table:table-cell office:value-type="string" calcext:value-type="string">
            <text:p>osculating_65x()</text:p>
          </table:table-cell>
          <table:table-cell office:value-type="float" office:value="629557397" calcext:value-type="float">
            <text:p>629,557,397 </text:p>
          </table:table-cell>
        </table:table-row>
        <table:table-row table:style-name="ro1">
          <table:table-cell office:value-type="string" calcext:value-type="string">
            <text:p>CosineInterpolate()</text:p>
          </table:table-cell>
          <table:table-cell office:value-type="float" office:value="18117846" calcext:value-type="float">
            <text:p>18,117,846 </text:p>
          </table:table-cell>
          <table:table-cell office:value-type="string" calcext:value-type="string">
            <text:p>CosineInterpolate()</text:p>
          </table:table-cell>
          <table:table-cell office:value-type="float" office:value="18378287" calcext:value-type="float">
            <text:p>18,378,287 </text:p>
          </table:table-cell>
          <table:table-cell office:value-type="string" calcext:value-type="string">
            <text:p>CosineInterpolate()</text:p>
          </table:table-cell>
          <table:table-cell office:value-type="float" office:value="18170673" calcext:value-type="float">
            <text:p>18,170,673 </text:p>
          </table:table-cell>
          <table:table-cell office:value-type="string" calcext:value-type="string">
            <text:p>CosineInterpolate()</text:p>
          </table:table-cell>
          <table:table-cell office:value-type="float" office:value="555128841" calcext:value-type="float">
            <text:p>555,128,841 </text:p>
          </table:table-cell>
          <table:table-cell office:value-type="string" calcext:value-type="string">
            <text:p>CosineInterpolate()</text:p>
          </table:table-cell>
          <table:table-cell office:value-type="float" office:value="583484764" calcext:value-type="float">
            <text:p>583,484,764 </text:p>
          </table:table-cell>
          <table:table-cell office:value-type="string" calcext:value-type="string">
            <text:p>CosineInterpolate()</text:p>
          </table:table-cell>
          <table:table-cell office:value-type="float" office:value="577071998" calcext:value-type="float">
            <text:p>577,071,998 </text:p>
          </table:table-cell>
        </table:table-row>
      </table:table>
      <table:named-expressions/>
      <table:database-ranges>
        <table:database-range table:name="__Anonymous_Sheet_DB__0" table:target-range-address="a.E3:a.F6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</number:text>
    </number:number-style>
    <number:number-style style:name="N11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12:18:13.227603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03T12:18:33.611276759</dc:date>
    <meta:editing-duration>PT7M53S</meta:editing-duration>
    <meta:editing-cycles>5</meta:editing-cycles>
    <meta:generator>LibreOffice/7.1.5.2$Linux_X86_64 LibreOffice_project/10$Build-2</meta:generator>
    <meta:document-statistic meta:table-count="1" meta:cell-count="740" meta:object-count="0"/>
  </office:meta>
</office:document-meta>
</file>